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181in" table:align="center" style:may-break-between-rows="false"/>
    </style:style>
    <style:style style:name="Táblázat1.A" style:family="table-column">
      <style:table-column-properties style:column-width="1.0076in"/>
    </style:style>
    <style:style style:name="Táblázat1.B" style:family="table-column">
      <style:table-column-properties style:column-width="1.2104in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lef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Avenir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57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8" style:family="paragraph" style:parent-style-name="Text_20_body">
      <style:text-properties officeooo:paragraph-rsid="00b211ee"/>
    </style:style>
    <style:style style:name="P59" style:family="paragraph" style:parent-style-name="Standard">
      <style:paragraph-properties fo:break-before="column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Avenir" fo:font-size="9pt" style:font-size-asian="9pt" style:font-size-complex="9pt"/>
    </style:style>
    <style:style style:name="P63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Avenir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0" style:family="paragraph" style:parent-style-name="Text_20_body">
      <style:paragraph-properties fo:text-align="left" style:justify-single-word="false"/>
      <style:text-properties officeooo:paragraph-rsid="0080c507"/>
    </style:style>
    <style:style style:name="P71" style:family="paragraph" style:parent-style-name="Text_20_body"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Avenir" fo:font-size="10pt" officeooo:paragraph-rsid="0069259f" style:font-size-asian="10pt" style:font-size-complex="10pt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ad2e54" style:font-size-asian="12pt" style:font-weight-asian="bold" style:font-size-complex="12pt" style:font-weight-complex="bold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ad2e54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ad2e54" style:font-size-asian="12pt" style:font-size-complex="12pt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paragraph-rsid="00ad2e54" style:font-size-asian="12pt" style:font-size-complex="12pt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b67c73"/>
    </style:style>
    <style:style style:name="P85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6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7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89" style:family="paragraph" style:parent-style-name="Text_20_body">
      <style:text-properties officeooo:paragraph-rsid="006530c0"/>
    </style:style>
    <style:style style:name="P90" style:family="paragraph" style:parent-style-name="Text_20_body">
      <style:text-properties officeooo:rsid="006530c0" officeooo:paragraph-rsid="00b7d56e"/>
    </style:style>
    <style:style style:name="P91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2" style:family="paragraph" style:parent-style-name="Text_20_body">
      <style:text-properties style:font-name="Avenir" fo:font-size="10pt" officeooo:rsid="006530c0" officeooo:paragraph-rsid="00ac4b11" style:font-size-asian="10pt" style:font-size-complex="10pt"/>
    </style:style>
    <style:style style:name="P93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4" style:family="paragraph" style:parent-style-name="Table_20_Heading">
      <style:paragraph-properties fo:text-align="left" style:justify-single-word="false"/>
      <style:text-properties style:font-name="Carlito" fo:font-size="11pt" officeooo:rsid="005ba16d" officeooo:paragraph-rsid="005ba16d" style:font-size-asian="11pt" style:font-size-complex="11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6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7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9" style:family="paragraph" style:parent-style-name="Table_20_Contents">
      <style:text-properties officeooo:paragraph-rsid="007331bf"/>
    </style:style>
    <style:style style:name="P100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1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103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4" style:family="paragraph" style:parent-style-name="Standard">
      <style:paragraph-properties fo:text-align="center" style:justify-single-word="false"/>
      <style:text-properties officeooo:paragraph-rsid="006c55ad"/>
    </style:style>
    <style:style style:name="P105" style:family="paragraph" style:parent-style-name="Table_20_Contents">
      <style:text-properties style:font-name="Carlito" fo:font-size="10pt" officeooo:rsid="00b3333a" officeooo:paragraph-rsid="00b3333a" style:font-size-asian="10pt" style:font-size-complex="10pt"/>
    </style:style>
    <style:style style:name="P106" style:family="paragraph" style:parent-style-name="Table_20_Contents">
      <style:text-properties style:font-name="Carlito" fo:font-size="10pt" officeooo:paragraph-rsid="00b3333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style:font-name="Carlito" fo:font-size="10pt" officeooo:paragraph-rsid="00914e1c" style:font-size-asian="10pt" style:font-size-complex="10pt"/>
    </style:style>
    <style:style style:name="P108" style:family="paragraph" style:parent-style-name="Table_20_Contents">
      <style:text-properties style:font-name="Carlito" fo:font-size="10pt" officeooo:rsid="00b19aae" officeooo:paragraph-rsid="00556a04" style:font-size-asian="10pt" style:font-size-complex="10pt"/>
    </style:style>
    <style:style style:name="P109" style:family="paragraph" style:parent-style-name="Table_20_Contents">
      <style:text-properties style:font-name="Carlito" fo:font-size="10pt" officeooo:rsid="00b19aae" officeooo:paragraph-rsid="00b19aae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officeooo:paragraph-rsid="00ac4b11"/>
    </style:style>
    <style:style style:name="P111" style:family="paragraph" style:parent-style-name="Standard">
      <style:paragraph-properties fo:text-align="center" style:justify-single-word="false"/>
      <style:text-properties officeooo:paragraph-rsid="00556a04"/>
    </style:style>
    <style:style style:name="P112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13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14" style:family="paragraph" style:parent-style-name="Table_20_Contents">
      <style:text-properties style:font-name="Carlito" fo:font-size="10pt" officeooo:rsid="00ae7f60" officeooo:paragraph-rsid="00ae7f60" style:font-size-asian="10pt" style:font-size-complex="10pt"/>
    </style:style>
    <style:style style:name="P115" style:family="paragraph" style:parent-style-name="Standard">
      <style:paragraph-properties fo:text-align="left" style:justify-single-word="false"/>
      <style:text-properties style:font-name="Carlito" fo:font-size="10pt" officeooo:paragraph-rsid="00ae7f60" style:font-size-asian="10pt" style:font-size-complex="10pt"/>
    </style:style>
    <style:style style:name="P116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officeooo:paragraph-rsid="006c8137"/>
    </style:style>
    <style:style style:name="P118" style:family="paragraph" style:parent-style-name="Standard">
      <style:paragraph-properties fo:text-align="center" style:justify-single-word="false"/>
      <style:text-properties officeooo:paragraph-rsid="00884afa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0pt" officeooo:paragraph-rsid="007ef2a9" style:font-size-asian="10pt" style:font-size-complex="10pt"/>
    </style:style>
    <style:style style:name="P120" style:family="paragraph" style:parent-style-name="Standard">
      <style:paragraph-properties fo:text-align="center" style:justify-single-word="false"/>
      <style:text-properties style:font-name="Carlito" fo:font-size="10pt" officeooo:paragraph-rsid="0074305b" style:font-size-asian="10pt" style:font-size-complex="10pt"/>
    </style:style>
    <style:style style:name="P121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2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style:font-name="Carlito" fo:font-size="10pt" officeooo:paragraph-rsid="006f8a81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Carlito" fo:font-size="10pt" officeooo:paragraph-rsid="0082a367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fo:font-size="10pt" officeooo:rsid="00ae7f60" officeooo:paragraph-rsid="00ae7f60" style:font-size-asian="10pt" style:font-size-complex="10pt"/>
    </style:style>
    <style:style style:name="P126" style:family="paragraph" style:parent-style-name="Standard">
      <style:paragraph-properties fo:text-align="center" style:justify-single-word="false"/>
      <style:text-properties officeooo:paragraph-rsid="006f8a81"/>
    </style:style>
    <style:style style:name="P127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8" style:family="paragraph" style:parent-style-name="Table_20_Contents">
      <style:text-properties style:font-name="Carlito" fo:font-size="10pt" officeooo:rsid="0082a367" officeooo:paragraph-rsid="0082a367" style:font-size-asian="10pt" style:font-size-complex="10pt"/>
    </style:style>
    <style:style style:name="P129" style:family="paragraph" style:parent-style-name="Text_20_body">
      <style:paragraph-properties fo:text-align="center" style:justify-single-word="false"/>
      <style:text-properties officeooo:paragraph-rsid="0080c507"/>
    </style:style>
    <style:style style:name="P130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1" style:family="paragraph" style:parent-style-name="Text_20_body">
      <style:paragraph-properties style:shadow="none"/>
      <style:text-properties officeooo:paragraph-rsid="0080c507"/>
    </style:style>
    <style:style style:name="P132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3" style:family="paragraph" style:parent-style-name="Heading_20_3">
      <style:paragraph-properties style:shadow="none"/>
      <style:text-properties officeooo:paragraph-rsid="0080c507"/>
    </style:style>
    <style:style style:name="P134" style:family="paragraph" style:parent-style-name="_5b_RPG_5d__20_Táblázattartalom_20_-_20_fejléc">
      <style:text-properties fo:color="#3a71c7" loext:opacity="100%" officeooo:paragraph-rsid="0080c507"/>
    </style:style>
    <style:style style:name="P135" style:family="paragraph" style:parent-style-name="_5b_RPG_5d__20_Táblázattartalom_20_-_20_fejléc">
      <style:text-properties style:font-name="Avenir"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9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0" style:family="paragraph" style:parent-style-name="Standard">
      <style:paragraph-properties style:shadow="none"/>
      <style:text-properties officeooo:paragraph-rsid="0080c507"/>
    </style:style>
    <style:style style:name="P141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2" style:family="paragraph" style:parent-style-name="_5b_RPG_5d__20_Táblázattartalom_20_-_20_fejléc">
      <style:text-properties officeooo:paragraph-rsid="0080c507"/>
    </style:style>
    <style:style style:name="P143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4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5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6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7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8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9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0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1" style:family="paragraph" style:parent-style-name="_5b_RPG_5d__20_Táblázattartalom_20_-_20_fejléc">
      <style:text-properties style:font-name="Avenir" officeooo:paragraph-rsid="0082f3b1"/>
    </style:style>
    <style:style style:name="P152" style:family="paragraph" style:parent-style-name="Standard">
      <style:text-properties fo:font-size="8pt" officeooo:paragraph-rsid="0082f3b1" style:font-size-asian="8pt" style:font-size-complex="8pt"/>
    </style:style>
    <style:style style:name="P153" style:family="paragraph" style:parent-style-name="Heading_20_3">
      <style:paragraph-properties fo:break-before="page"/>
      <style:text-properties style:font-name="Avenir" officeooo:paragraph-rsid="0080c507"/>
    </style:style>
    <style:style style:name="P154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5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7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8" style:family="paragraph" style:parent-style-name="Standard">
      <style:text-properties style:font-name="Avenir"/>
    </style:style>
    <style:style style:name="P159" style:family="paragraph" style:parent-style-name="Heading_20_3">
      <style:paragraph-properties style:shadow="none"/>
      <style:text-properties style:font-name="Avenir" officeooo:paragraph-rsid="0080c507"/>
    </style:style>
    <style:style style:name="P160" style:family="paragraph" style:parent-style-name="Text_20_body">
      <style:paragraph-properties style:shadow="none"/>
      <style:text-properties officeooo:paragraph-rsid="0096298a"/>
    </style:style>
    <style:style style:name="P161" style:family="paragraph" style:parent-style-name="Text_20_body">
      <style:paragraph-properties style:shadow="none"/>
      <style:text-properties style:font-name="Avenir" officeooo:paragraph-rsid="0096298a"/>
    </style:style>
    <style:style style:name="P162" style:family="paragraph" style:parent-style-name="Text_20_body">
      <style:paragraph-properties style:shadow="none"/>
      <style:text-properties style:font-name="Avenir" officeooo:paragraph-rsid="0080c507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4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5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6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0c507"/>
    </style:style>
    <style:style style:name="P167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9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Avenir"/>
    </style:style>
    <style:style style:name="T27" style:family="text">
      <style:text-properties style:font-name="Avenir" fo:font-size="12pt" officeooo:rsid="005f5c58" style:font-size-asian="12pt" style:font-size-complex="12pt"/>
    </style:style>
    <style:style style:name="T28" style:family="text">
      <style:text-properties style:font-name="Avenir"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weight="bold" officeooo:rsid="009a83b4" style:font-weight-asian="bold" style:font-weight-complex="bold"/>
    </style:style>
    <style:style style:name="T35" style:family="text">
      <style:text-properties fo:font-weight="bold" officeooo:rsid="008ecb21" style:font-weight-asian="bold" style:font-weight-complex="bold"/>
    </style:style>
    <style:style style:name="T36" style:family="text">
      <style:text-properties fo:font-weight="normal" officeooo:rsid="0075cc03" style:font-weight-asian="normal" style:font-weight-complex="normal"/>
    </style:style>
    <style:style style:name="T37" style:family="text">
      <style:text-properties fo:font-weight="normal" officeooo:rsid="00b211ee" style:font-weight-asian="normal" style:font-weight-complex="normal"/>
    </style:style>
    <style:style style:name="T38" style:family="text">
      <style:text-properties style:font-name="Avenir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Avenir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3" style:family="text">
      <style:text-properties fo:font-size="10pt" fo:font-weight="normal" officeooo:rsid="008ecb21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b211ee" style:font-size-asian="10pt" style:font-weight-asian="normal" style:font-size-complex="10pt" style:font-weight-complex="normal"/>
    </style:style>
    <style:style style:name="T45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venir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6" style:family="text">
      <style:text-properties officeooo:rsid="00a2b856"/>
    </style:style>
    <style:style style:name="T57" style:family="text">
      <style:text-properties officeooo:rsid="00a7dab8"/>
    </style:style>
    <style:style style:name="T58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8pt" fo:font-weight="bold" style:font-size-asian="8pt" style:font-weight-asian="bold" style:font-size-complex="8pt" style:font-weight-complex="bold"/>
    </style:style>
    <style:style style:name="T60" style:family="text">
      <style:text-properties officeooo:rsid="00a0cd03"/>
    </style:style>
    <style:style style:name="T61" style:family="text">
      <style:text-properties officeooo:rsid="00b03abe"/>
    </style:style>
    <style:style style:name="T62" style:family="text">
      <style:text-properties officeooo:rsid="00b1518d"/>
    </style:style>
    <style:style style:name="T63" style:family="text">
      <style:text-properties style:font-name="Avenir" fo:font-size="10pt" style:font-size-asian="10pt" style:font-size-complex="10pt"/>
    </style:style>
    <style:style style:name="T64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Aveni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7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8" style:family="text">
      <style:text-properties style:font-name="Avenir" fo:font-size="8pt" fo:font-weight="normal" style:font-size-asian="8pt" style:font-weight-asian="normal" style:font-size-complex="8pt" style:font-weight-complex="normal"/>
    </style:style>
    <style:style style:name="T69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70" style:family="text">
      <style:text-properties officeooo:rsid="0053da0f"/>
    </style:style>
    <style:style style:name="T71" style:family="text">
      <style:text-properties officeooo:rsid="009a83b4"/>
    </style:style>
    <style:style style:name="T72" style:family="text">
      <style:text-properties style:font-name="Avenir" fo:font-size="9pt" style:text-underline-style="none" fo:font-weight="normal" style:font-size-asian="9pt" style:font-weight-asian="normal" style:font-size-complex="9pt" style:font-weight-complex="normal"/>
    </style:style>
    <style:style style:name="T73" style:family="text">
      <style:text-properties style:font-name="Avenir" fo:font-size="10pt" fo:font-style="normal" style:text-underline-style="none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7" style:family="text">
      <style:text-properties style:font-name="Courier New" fo:font-size="10pt" fo:font-weight="normal" officeooo:rsid="00775f14" style:font-size-asian="10pt" style:font-weight-asian="normal" style:font-size-complex="10pt" style:font-weight-complex="normal"/>
    </style:style>
    <style:style style:name="T78" style:family="text">
      <style:text-properties fo:font-weight="normal" officeooo:rsid="00998cff" style:font-weight-asian="normal" style:font-weight-complex="normal"/>
    </style:style>
    <style:style style:name="T79" style:family="text">
      <style:text-properties fo:font-weight="normal" officeooo:rsid="008ecb21" style:font-weight-asian="normal" style:font-weight-complex="normal"/>
    </style:style>
    <style:style style:name="T80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4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6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7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8" style:family="text">
      <style:text-properties style:font-name="Avenir" fo:font-style="normal" fo:font-weight="bold" officeooo:rsid="00a7dab8" style:font-style-asian="normal" style:font-weight-asian="bold" style:font-style-complex="normal" style:font-weight-complex="bold"/>
    </style:style>
    <style:style style:name="T89" style:family="text">
      <style:text-properties style:font-name="Avenir" fo:font-style="normal" fo:font-weight="normal" officeooo:rsid="00b22726" style:font-style-asian="normal" style:font-weight-asian="normal" style:font-style-complex="normal" style:font-weight-complex="normal"/>
    </style:style>
    <style:style style:name="T90" style:family="text"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1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fo:font-size="11pt" fo:font-weight="bold" style:font-size-asian="11pt" style:font-weight-asian="bold" style:font-size-complex="11pt" style:font-weight-complex="bold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officeooo:rsid="009002d8"/>
    </style:style>
    <style:style style:name="T95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7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8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9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100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101" style:family="text">
      <style:text-properties style:font-name="Avenir" fo:font-weight="normal" style:font-weight-asian="normal" style:font-weight-complex="normal"/>
    </style:style>
    <style:style style:name="T102" style:family="text">
      <style:text-properties style:font-name="Avenir" fo:font-size="10pt" fo:font-weight="normal" officeooo:rsid="0069259f" style:font-size-asian="10pt" style:font-weight-asian="normal" style:font-size-complex="10pt" style:font-weight-complex="normal"/>
    </style:style>
    <style:style style:name="T103" style:family="text">
      <style:text-properties style:font-name="Avenir" fo:font-size="10pt" officeooo:rsid="007ef2a9" style:font-size-asian="10pt" style:font-size-complex="10pt"/>
    </style:style>
    <style:style style:name="T104" style:family="text">
      <style:text-properties style:font-name="Avenir" fo:font-size="10pt" officeooo:rsid="0069259f" style:font-size-asian="10pt" style:font-size-complex="10pt"/>
    </style:style>
    <style:style style:name="T105" style:family="text">
      <style:text-properties fo:font-weight="bold" officeooo:rsid="0069259f" style:font-weight-asian="bold" style:font-weight-complex="bold"/>
    </style:style>
    <style:style style:name="T106" style:family="text">
      <style:text-properties officeooo:rsid="007ef2a9"/>
    </style:style>
    <style:style style:name="T107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08" style:family="text">
      <style:text-properties style:font-name="Avenir" fo:font-size="12pt" style:text-underline-style="none" officeooo:rsid="004d9242" style:font-size-asian="12pt" style:font-size-complex="12pt"/>
    </style:style>
    <style:style style:name="T109" style:family="text">
      <style:text-properties style:font-name="Avenir" fo:font-size="12pt" style:text-underline-style="none" officeooo:rsid="0056ce3e" style:font-size-asian="12pt" style:font-size-complex="12pt"/>
    </style:style>
    <style:style style:name="T110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11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2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13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14" style:family="text">
      <style:text-properties style:font-name="Avenir" fo:font-size="12pt" style:font-size-asian="12pt" style:font-size-complex="12pt"/>
    </style:style>
    <style:style style:name="T115" style:family="text">
      <style:text-properties style:font-name="Avenir" fo:font-size="12pt" officeooo:rsid="004af2aa" style:font-size-asian="12pt" style:font-size-complex="12pt"/>
    </style:style>
    <style:style style:name="T116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17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18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19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20" style:family="text">
      <style:text-properties style:font-name="Avenir" fo:font-size="12pt" style:text-underline-style="none" fo:font-weight="normal" officeooo:rsid="009002d8" style:font-size-asian="12pt" style:font-weight-asian="normal" style:font-size-complex="12pt" style:font-weight-complex="normal"/>
    </style:style>
    <style:style style:name="T121" style:family="text">
      <style:text-properties style:font-name="Avenir" fo:font-size="12pt" style:text-underline-style="none" fo:font-weight="normal" officeooo:rsid="00b1518d" style:font-size-asian="12pt" style:font-weight-asian="normal" style:font-size-complex="12pt" style:font-weight-complex="normal"/>
    </style:style>
    <style:style style:name="T122" style:family="text">
      <style:text-properties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23" style:family="text">
      <style:text-properties style:font-name="Avenir" fo:font-size="12pt" style:text-underline-style="none" fo:font-weight="normal" officeooo:rsid="0041955b" style:font-size-asian="12pt" style:font-weight-asian="normal" style:font-size-complex="12pt" style:font-weight-complex="normal"/>
    </style:style>
    <style:style style:name="T124" style:family="text">
      <style:text-properties style:font-name="Avenir" fo:font-size="12pt" style:text-underline-style="none" fo:font-weight="normal" officeooo:rsid="00b4f86f" style:font-size-asian="12pt" style:font-weight-asian="normal" style:font-size-complex="12pt" style:font-weight-complex="normal"/>
    </style:style>
    <style:style style:name="T125" style:family="text">
      <style:text-properties style:font-name="Avenir" fo:font-size="12pt" style:text-underline-style="none" fo:font-weight="bold" officeooo:rsid="004af2aa" style:font-size-asian="12pt" style:font-weight-asian="bold" style:font-size-complex="12pt" style:font-weight-complex="bold"/>
    </style:style>
    <style:style style:name="T126" style:family="text">
      <style:text-properties style:font-name="Avenir" fo:font-size="12pt" style:text-underline-style="none" fo:font-weight="normal" officeooo:rsid="004af2aa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7" style:family="text">
      <style:text-properties style:font-name="Avenir" fo:font-size="12pt" style:text-underline-style="none" fo:font-weight="normal" officeooo:rsid="00500e3a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30" style:family="text">
      <style:text-properties fo:color="#000000" loext:opacity="100%"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31" style:family="text">
      <style:text-properties officeooo:rsid="00911a50"/>
    </style:style>
    <style:style style:name="T132" style:family="text">
      <style:text-properties style:text-underline-style="none" fo:font-weight="bold" style:font-weight-asian="bold" style:font-weight-complex="bold"/>
    </style:style>
    <style:style style:name="T133" style:family="text">
      <style:text-properties style:text-underline-style="none" fo:font-weight="normal" style:font-weight-asian="normal" style:font-weight-complex="normal"/>
    </style:style>
    <style:style style:name="T134" style:family="text">
      <style:text-properties style:text-underline-style="none" fo:font-weight="normal" officeooo:rsid="00911a50" style:font-weight-asian="normal" style:font-weight-complex="normal"/>
    </style:style>
    <style:style style:name="T135" style:family="text">
      <style:text-properties style:font-name="Avenir" fo:font-size="12pt" style:text-underline-style="none" fo:font-weight="normal" officeooo:rsid="008d2424" style:font-size-asian="12pt" style:font-weight-asian="normal" style:font-size-complex="12pt" style:font-weight-complex="normal"/>
    </style:style>
    <style:style style:name="T136" style:family="text">
      <style:text-properties style:font-name="Avenir" fo:font-size="12pt" style:text-underline-style="none" officeooo:rsid="004af2aa" style:font-size-asian="12pt" style:font-size-complex="12pt"/>
    </style:style>
    <style:style style:name="T137" style:family="text">
      <style:text-properties style:font-name="Avenir" fo:font-size="12pt" style:text-underline-style="none" fo:font-weight="normal" officeooo:rsid="00911a50" style:font-size-asian="12pt" style:font-weight-asian="normal" style:font-size-complex="12pt" style:font-weight-complex="normal"/>
    </style:style>
    <style:style style:name="T138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9" style:family="text">
      <style:text-properties style:font-name="Avenir" fo:font-size="12pt" style:text-underline-style="none" fo:font-weight="normal" officeooo:rsid="00b19aae" style:font-size-asian="12pt" style:font-weight-asian="normal" style:font-size-complex="12pt" style:font-weight-complex="normal"/>
    </style:style>
    <style:style style:name="T140" style:family="text">
      <style:text-properties style:text-underline-style="none" fo:font-weight="normal" officeooo:rsid="009002d8" style:font-weight-asian="normal" style:font-weight-complex="normal"/>
    </style:style>
    <style:style style:name="T141" style:family="text">
      <style:text-properties style:font-name="Avenir" fo:font-size="12pt" style:text-underline-style="none" fo:font-weight="normal" officeooo:rsid="008d9574" style:font-size-asian="12pt" style:font-weight-asian="normal" style:font-size-complex="12pt" style:font-weight-complex="normal"/>
    </style:style>
    <style:style style:name="T142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43" style:family="text">
      <style:text-properties style:font-name="Avenir" fo:font-size="12pt" style:text-underline-style="none" fo:font-weight="normal" style:font-size-asian="12pt" style:font-weight-asian="normal" style:font-size-complex="12pt" style:font-weight-complex="normal"/>
    </style:style>
    <style:style style:name="T144" style:family="text">
      <style:text-properties style:font-name="Avenir" fo:font-size="12pt" style:text-underline-style="none" fo:font-weight="normal" officeooo:rsid="002ddb92" style:font-size-asian="12pt" style:font-weight-asian="normal" style:font-size-complex="12pt" style:font-weight-complex="normal"/>
    </style:style>
    <style:style style:name="T145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6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47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48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49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50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51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52" style:family="text">
      <style:text-properties style:font-name="Avenir" fo:font-size="12pt" officeooo:rsid="009002d8" style:font-size-asian="12pt" style:font-size-complex="12pt"/>
    </style:style>
    <style:style style:name="T153" style:family="text">
      <style:text-properties style:font-name="Avenir" fo:font-size="12pt" officeooo:rsid="003aa0d3" style:font-size-asian="12pt" style:font-size-complex="12pt"/>
    </style:style>
    <style:style style:name="T154" style:family="text">
      <style:text-properties style:font-name="Avenir" fo:font-size="12pt" officeooo:rsid="003d4edc" style:font-size-asian="12pt" style:font-size-complex="12pt"/>
    </style:style>
    <style:style style:name="T155" style:family="text">
      <style:text-properties style:font-name="Avenir" fo:font-size="12pt" fo:font-weight="normal" officeooo:rsid="003aa0d3" style:font-size-asian="12pt" style:font-weight-asian="normal" style:font-size-complex="12pt" style:font-weight-complex="normal"/>
    </style:style>
    <style:style style:name="T156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57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58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59" style:family="text">
      <style:text-properties style:font-name="Avenir" fo:font-size="12pt" style:text-underline-style="none" fo:font-weight="normal" officeooo:rsid="00b67c73" style:font-size-asian="12pt" style:font-weight-asian="normal" style:font-size-complex="12pt" style:font-weight-complex="normal"/>
    </style:style>
    <style:style style:name="T160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61" style:family="text">
      <style:text-properties style:font-name="Avenir" fo:font-size="9pt" officeooo:rsid="009a83b4" style:font-size-asian="9pt" style:font-size-complex="9pt"/>
    </style:style>
    <style:style style:name="T162" style:family="text">
      <style:text-properties style:font-name="Avenir" fo:font-size="9pt" style:font-size-asian="9pt" style:font-size-complex="9pt"/>
    </style:style>
    <style:style style:name="T163" style:family="text">
      <style:text-properties style:font-name="Avenir" fo:font-size="11pt" officeooo:rsid="00b7d56e" style:font-size-asian="11pt" style:font-size-complex="11pt"/>
    </style:style>
    <style:style style:name="T164" style:family="text">
      <style:text-properties fo:font-size="12pt" fo:font-weight="bold" style:font-size-asian="12pt" style:font-weight-asian="bold" style:font-size-complex="12pt" style:font-weight-complex="bold"/>
    </style:style>
    <style:style style:name="T165" style:family="text">
      <style:text-properties fo:font-size="11pt" style:font-size-asian="11pt" style:font-size-complex="11pt"/>
    </style:style>
    <style:style style:name="T166" style:family="text">
      <style:text-properties style:font-name="Carlito" fo:font-size="10pt" style:font-size-asian="10pt" style:font-size-complex="10pt"/>
    </style:style>
    <style:style style:name="T167" style:family="text">
      <style:text-properties style:font-name="Carlito" fo:font-size="10pt" officeooo:rsid="006af8b3" style:font-size-asian="10pt" style:font-size-complex="10pt"/>
    </style:style>
    <style:style style:name="T168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69" style:family="text">
      <style:text-properties officeooo:rsid="00556a04"/>
    </style:style>
    <style:style style:name="T170" style:family="text">
      <style:text-properties officeooo:rsid="00674927"/>
    </style:style>
    <style:style style:name="T171" style:family="text">
      <style:text-properties officeooo:rsid="006c55ad"/>
    </style:style>
    <style:style style:name="T172" style:family="text">
      <style:text-properties style:font-name="Carlito" fo:font-size="10pt" fo:font-weight="bold" officeooo:rsid="006c55ad" style:font-size-asian="10pt" style:font-weight-asian="bold" style:font-size-complex="10pt" style:font-weight-complex="bold"/>
    </style:style>
    <style:style style:name="T173" style:family="text">
      <style:text-properties style:font-name="Carlito" fo:font-size="10pt" officeooo:rsid="006c55ad" style:font-size-asian="10pt" style:font-size-complex="10pt"/>
    </style:style>
    <style:style style:name="T174" style:family="text">
      <style:text-properties officeooo:rsid="00b3333a"/>
    </style:style>
    <style:style style:name="T175" style:family="text">
      <style:text-properties officeooo:rsid="006057aa"/>
    </style:style>
    <style:style style:name="T176" style:family="text">
      <style:text-properties officeooo:rsid="00b19aae"/>
    </style:style>
    <style:style style:name="T177" style:family="text">
      <style:text-properties officeooo:rsid="00914e1c"/>
    </style:style>
    <style:style style:name="T178" style:family="text">
      <style:text-properties officeooo:rsid="00ae7f60"/>
    </style:style>
    <style:style style:name="T179" style:family="text">
      <style:text-properties style:font-name="Carlito" fo:font-size="10pt" officeooo:rsid="00884afa" style:font-size-asian="10pt" style:font-size-complex="10pt"/>
    </style:style>
    <style:style style:name="T180" style:family="text">
      <style:text-properties style:font-name="Carlito" fo:font-size="10pt" officeooo:rsid="00914e1c" style:font-size-asian="10pt" style:font-size-complex="10pt"/>
    </style:style>
    <style:style style:name="T181" style:family="text">
      <style:text-properties style:font-name="Carlito" fo:font-size="10pt" officeooo:rsid="0073fbca" style:font-size-asian="10pt" style:font-size-complex="10pt"/>
    </style:style>
    <style:style style:name="T182" style:family="text">
      <style:text-properties style:font-name="Carlito" fo:font-size="10pt" officeooo:rsid="00b19aae" style:font-size-asian="10pt" style:font-size-complex="10pt"/>
    </style:style>
    <style:style style:name="T183" style:family="text">
      <style:text-properties officeooo:rsid="007c5243"/>
    </style:style>
    <style:style style:name="T184" style:family="text">
      <style:text-properties officeooo:rsid="00925587"/>
    </style:style>
    <style:style style:name="T185" style:family="text">
      <style:text-properties officeooo:rsid="0082a367"/>
    </style:style>
    <style:style style:name="T186" style:family="text">
      <style:text-properties style:font-name="Carlito" fo:font-size="10pt" officeooo:rsid="00911a50" style:font-size-asian="10pt" style:font-size-complex="10pt"/>
    </style:style>
    <style:style style:name="T187" style:family="text">
      <style:text-properties style:font-name="Carlito" fo:font-size="10pt" officeooo:rsid="006c8137" style:font-size-asian="10pt" style:font-size-complex="10pt"/>
    </style:style>
    <style:style style:name="T188" style:family="text">
      <style:text-properties fo:font-weight="normal" officeooo:rsid="0074305b" style:font-weight-asian="normal" style:font-weight-complex="normal"/>
    </style:style>
    <style:style style:name="T189" style:family="text">
      <style:text-properties officeooo:rsid="0074305b"/>
    </style:style>
    <style:style style:name="T190" style:family="text">
      <style:text-properties style:font-name="Carlito" fo:font-size="10pt" officeooo:rsid="006f8a81" style:font-size-asian="10pt" style:font-size-complex="10pt"/>
    </style:style>
    <style:style style:name="T191" style:family="text">
      <style:text-properties officeooo:rsid="006c8137"/>
    </style:style>
    <style:style style:name="T192" style:family="text">
      <style:text-properties style:font-name="Avenir" fo:font-size="20pt" style:font-size-asian="20pt" style:font-size-complex="20pt"/>
    </style:style>
    <style:style style:name="T193" style:family="text">
      <style:text-properties style:font-name="Avenir" fo:font-weight="bold" style:font-weight-asian="bold" style:font-weight-complex="bold"/>
    </style:style>
    <style:style style:name="T194" style:family="text">
      <style:text-properties style:font-name="Avenir" fo:font-weight="normal" officeooo:rsid="00943d5d" style:font-weight-asian="normal" style:font-weight-complex="normal"/>
    </style:style>
    <style:style style:name="T195" style:family="text">
      <style:text-properties style:font-name="Avenir" fo:font-weight="normal" officeooo:rsid="009d580e" style:font-weight-asian="normal" style:font-weight-complex="normal"/>
    </style:style>
    <style:style style:name="T196" style:family="text">
      <style:text-properties style:font-name="Avenir" fo:font-weight="normal" officeooo:rsid="0014f3ff" style:font-weight-asian="normal" style:font-weight-complex="normal"/>
    </style:style>
    <style:style style:name="T197" style:family="text">
      <style:text-properties style:font-name="Avenir" fo:font-weight="normal" officeooo:rsid="0014b8d2" style:font-weight-asian="normal" style:font-weight-complex="normal"/>
    </style:style>
    <style:style style:name="T198" style:family="text">
      <style:text-properties fo:color="#0047ff" loext:opacity="100%" style:font-name="Avenir" fo:font-weight="bold" style:font-weight-asian="bold" style:font-weight-complex="bold"/>
    </style:style>
    <style:style style:name="T199" style:family="text">
      <style:text-properties fo:color="#ff0000" loext:opacity="100%" style:font-name="Avenir" fo:font-weight="bold" style:font-weight-asian="bold" style:font-weight-complex="bold"/>
    </style:style>
    <style:style style:name="T200" style:family="text">
      <style:text-properties fo:color="#00ae00" loext:opacity="100%" style:font-name="Avenir" fo:font-weight="bold" style:font-weight-asian="bold" style:font-weight-complex="bold"/>
    </style:style>
    <style:style style:name="T201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202" style:family="text">
      <style:text-properties style:use-window-font-color="true" loext:opacity="0%" style:font-name="Avenir" fo:font-weight="bold" style:font-weight-asian="bold" style:font-weight-complex="bold"/>
    </style:style>
    <style:style style:name="T203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204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205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206" style:family="text">
      <style:text-properties style:font-name="Avenir" fo:font-weight="normal" officeooo:rsid="002cad27" style:font-weight-asian="normal" style:font-weight-complex="normal"/>
    </style:style>
    <style:style style:name="T207" style:family="text">
      <style:text-properties style:font-name="Avenir" fo:font-size="8pt" style:font-size-asian="8pt" style:font-size-complex="8pt"/>
    </style:style>
    <style:style style:name="T208" style:family="text">
      <style:text-properties officeooo:rsid="009d580e"/>
    </style:style>
    <style:style style:name="T209" style:family="text">
      <style:text-properties officeooo:rsid="00943d5d"/>
    </style:style>
    <style:style style:name="T210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11" style:family="text">
      <style:text-properties officeooo:rsid="002a4c1a"/>
    </style:style>
    <style:style style:name="T212" style:family="text">
      <style:text-properties fo:color="#ff0000" loext:opacity="100%" style:font-name="Avenir"/>
    </style:style>
    <style:style style:name="T213" style:family="text">
      <style:text-properties fo:color="#00a933" loext:opacity="100%"/>
    </style:style>
    <style:style style:name="T214" style:family="text">
      <style:text-properties fo:color="#00a933" loext:opacity="100%" officeooo:rsid="002a6e8a"/>
    </style:style>
    <style:style style:name="T215" style:family="text">
      <style:text-properties officeooo:rsid="002545fe"/>
    </style:style>
    <style:style style:name="T216" style:family="text">
      <style:text-properties fo:font-size="8pt" fo:font-weight="bold" style:font-size-asian="8pt" style:font-weight-asian="bold" style:font-size-complex="8pt" style:font-weight-complex="bold"/>
    </style:style>
    <style:style style:name="T217" style:family="text">
      <style:text-properties fo:font-size="8pt" officeooo:rsid="002a766f" style:font-size-asian="8pt" style:font-size-complex="8pt"/>
    </style:style>
    <style:style style:name="T218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19" style:family="text">
      <style:text-properties officeooo:rsid="00877233"/>
    </style:style>
    <style:style style:name="T220" style:family="text">
      <style:text-properties fo:language="hu" fo:country="HU"/>
    </style:style>
    <style:style style:name="T221" style:family="text">
      <style:text-properties style:font-name="Avenir" officeooo:rsid="0096298a"/>
    </style:style>
    <style:style style:name="T222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23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24" style:family="text">
      <style:text-properties style:font-name="Avenir" fo:font-size="12pt" fo:background-color="#dddddd" loext:char-shading-value="0" style:font-size-asian="12pt" style:font-size-complex="12pt"/>
    </style:style>
    <style:style style:name="T225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26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27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28" style:family="text">
      <style:text-properties style:font-name="Avenir" fo:font-size="6pt" officeooo:rsid="0096298a" style:font-size-asian="6pt" style:font-size-complex="6pt"/>
    </style:style>
    <style:style style:name="T229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30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31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32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33" style:family="text">
      <style:text-properties fo:font-weight="bold" officeooo:rsid="009d580e" style:font-weight-asian="bold" style:font-weight-complex="bold"/>
    </style:style>
    <style:style style:name="T234" style:family="text">
      <style:text-properties officeooo:rsid="009b46af"/>
    </style:style>
    <style:style style:name="T235" style:family="text">
      <style:text-properties fo:font-weight="bold" officeooo:rsid="009b46af" style:font-weight-asian="bold" style:font-weight-complex="bold"/>
    </style:style>
    <style:style style:name="T236" style:family="text">
      <style:text-properties fo:font-weight="bold" officeooo:rsid="0096298a" style:font-weight-asian="bold" style:font-weight-complex="bold"/>
    </style:style>
    <style:style style:name="T237" style:family="text">
      <style:text-properties fo:font-weight="bold" officeooo:rsid="00a890a9" style:font-weight-asian="bold" style:font-weight-complex="bold"/>
    </style:style>
    <style:style style:name="T238" style:family="text">
      <style:text-properties fo:font-weight="normal" officeooo:rsid="009b46af" style:font-weight-asian="normal" style:font-weight-complex="normal"/>
    </style:style>
    <style:style style:name="T239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40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41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42" style:family="text">
      <style:text-properties style:font-name="Avenir" fo:font-weight="normal" officeooo:rsid="0096298a" style:font-weight-asian="normal" style:font-weight-complex="normal"/>
    </style:style>
    <style:style style:name="T243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42">2 + k20T:</text:span></text:span><text:span text:style-name="_5b_RPG_5d__20_Kiemelt_20_kifejezés"><text:span text:style-name="T43"> </text:span></text:span><text:span text:style-name="_5b_RPG_5d__20_Kiemelt_20_kifejezés"><text:span text:style-name="T44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5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6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7">1</text:span></text:span><text:span text:style-name="_5b_RPG_5d__20_Kiemelt_20_kifejezés"><text:span text:style-name="T32">. Áldozat: Páncéldobás </text:span></text:span><text:span text:style-name="_5b_RPG_5d__20_Kiemelt_20_kifejezés"><text:span text:style-name="T48">k10:</text:span></text:span><text:span text:style-name="_5b_RPG_5d__20_Kiemelt_20_kifejezés"><text:span text:style-name="T32"> <text:s/>SFÉ </text:span></text:span><text:span text:style-name="_5b_RPG_5d__20_Kiemelt_20_kifejezés"><text:span text:style-name="T48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7">2</text:span></text:span><text:span text:style-name="_5b_RPG_5d__20_Kiemelt_20_kifejezés"><text:span text:style-name="T32">. Támadó: </text:span></text:span><text:span text:style-name="_5b_RPG_5d__20_Kiemelt_20_kifejezés"><text:span text:style-name="T49">Sebzésdobás</text:span></text:span></text:p>
            <text:p text:style-name="P45"><text:span text:style-name="_5b_RPG_5d__20_Kiemelt_20_kifejezés"><text:span text:style-name="T47">3</text:span></text:span><text:span text:style-name="_5b_RPG_5d__20_Kiemelt_20_kifejezés"><text:span text:style-name="T32">. Áldozat: </text:span></text:span><text:span text:style-name="_5b_RPG_5d__20_Kiemelt_20_kifejezés"><text:span text:style-name="T50">ΣSP á</text:span></text:span><text:span text:style-name="_5b_RPG_5d__20_Kiemelt_20_kifejezés"><text:span text:style-name="T48">tváltása <text:s/></text:span></text:span><text:span text:style-name="_5b_RPG_5d__20_Kiemelt_20_kifejezés"><text:span text:style-name="T51">→ </text:span></text:span><text:span text:style-name="_5b_RPG_5d__20_Kiemelt_20_kifejezés"><text:span text:style-name="T32">ÉP seb</text:span></text:span><text:span text:style-name="_5b_RPG_5d__20_Kiemelt_20_kifejezés"><text:span text:style-name="T52">zés</text:span></text:span><text:span text:style-name="_5b_RPG_5d__20_Kiemelt_20_kifejezés"><text:span text:style-name="T32">, VÉ:-</text:span></text:span><text:span text:style-name="_5b_RPG_5d__20_Kiemelt_20_kifejezés"><text:span text:style-name="T53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4">fegyver SP </text:span></text:span><text:span text:style-name="_5b_RPG_5d__20_Kiemelt_20_kifejezés"><text:span text:style-name="T55">+ bónuszok</text:span></text:span> – <text:span text:style-name="T56">SFÉ (ha </text:span><text:span text:style-name="T57">Páncéldobás: Igen</text:span><text:span text:style-name="T56">) </text:span><text:span text:style-name="_5b_RPG_5d__20_Kiemelt_20_kifejezés"><text:span text:style-name="T58">= ΣSP</text:span></text:span></text:p>
          </table:table-cell>
        </table:table-row>
      </table:table>
      <text:p text:style-name="P48"><text:span text:style-name="_5b_RPG_5d__20_Kiemelt_20_kifejezés"><text:span text:style-name="T59"><text:s/></text:span></text:span></text:p>
      <text:section text:style-name="Sect3" text:name="Szakasz1">
        <text:p text:style-name="P49"><text:span text:style-name="T60">S</text:span>P módosítók</text:p>
        <text:p text:style-name="P50">Erőbónusz: Erő 1:1</text:p>
        <text:p text:style-name="P50">Többszörös találat: <text:span text:style-name="T61">+</text:span><text:span text:style-name="T62">2</text:span><text:span text:style-name="T61"> SP / </text:span><text:span text:style-name="T62">5</text:span><text:span text:style-name="T61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3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4">(</text:span></text:span><text:span text:style-name="_5b_RPG_5d__20_Kiemelt_20_kifejezés"><text:span text:style-name="T32">k10, </text:span></text:span><text:span text:style-name="_5b_RPG_5d__20_Kiemelt_20_kifejezés"><text:span text:style-name="T50">s</text:span></text:span><text:span text:style-name="_5b_RPG_5d__20_Kiemelt_20_kifejezés"><text:span text:style-name="T32">zázalékdobás</text:span></text:span><text:span text:style-name="_5b_RPG_5d__20_Kiemelt_20_kifejezés"><text:span text:style-name="T50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5"> </text:span></text:span></text:p>
        <text:p text:style-name="Text_20_body"><text:span text:style-name="_5b_RPG_5d__20_Kiemelt_20_kifejezés"><text:span text:style-name="T63">SFÉ</text:span></text:span></text:p>
        <text:p text:style-name="Text_20_body"><text:span text:style-name="_5b_RPG_5d__20_Kiemelt_20_kifejezés"><text:span text:style-name="T66">Levonódik az SP-ből. Minden </text:span></text:span><text:span text:style-name="_5b_RPG_5d__20_Kiemelt_20_kifejezés"><text:span text:style-name="T67">vértnek</text:span></text:span><text:span text:style-name="_5b_RPG_5d__20_Kiemelt_20_kifejezés"><text:span text:style-name="T66"> </text:span></text:span><text:span text:style-name="_5b_RPG_5d__20_Kiemelt_20_kifejezés"><text:span text:style-name="T67">van </text:span></text:span><text:span text:style-name="_5b_RPG_5d__20_Kiemelt_20_kifejezés"><text:span text:style-name="T66">szúró/vágó/zúzó SFÉ<text:line-break/></text:span></text:span><text:span text:style-name="_5b_RPG_5d__20_Kiemelt_20_kifejezés"><text:span text:style-name="T68"> </text:span></text:span></text:p>
        <text:p text:style-name="Text_20_body"><text:span text:style-name="_5b_RPG_5d__20_Kiemelt_20_kifejezés"><text:span text:style-name="T63">Átütés</text:span></text:span></text:p>
        <text:p text:style-name="Text_20_body"><text:span text:style-name="_5b_RPG_5d__20_Kiemelt_20_kifejezés"><text:span text:style-name="T66">SFÉ-ből lejön a fegyver Átütése (ha van). Például: csákánynak van.</text:span></text:span></text:p>
        <text:p text:style-name="P52"><text:span text:style-name="_5b_RPG_5d__20_Kiemelt_20_kifejezés"><text:span text:style-name="T69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53">Σ SP</text:p>
            </table:table-cell>
            <table:table-cell table:style-name="Táblázat1.B1" office:value-type="string">
              <text:p text:style-name="P54">ÉP Sebzés</text:p>
            </table:table-cell>
          </table:table-row>
          <table:table-row>
            <table:table-cell table:style-name="Táblázat1.A2" office:value-type="string">
              <text:p text:style-name="P55">0</text:p>
            </table:table-cell>
            <table:table-cell table:style-name="Táblázat1.B2" office:value-type="string">
              <text:p text:style-name="P56"><text:span text:style-name="T70">0</text:span> ÉP</text:p>
            </table:table-cell>
          </table:table-row>
          <table:table-row>
            <table:table-cell table:style-name="Táblázat1.A3" office:value-type="string">
              <text:p text:style-name="P54"><text:span text:style-name="T70">1</text:span>-5</text:p>
            </table:table-cell>
            <table:table-cell table:style-name="Táblázat1.B3" office:value-type="string">
              <text:p text:style-name="P56">1 ÉP</text:p>
            </table:table-cell>
          </table:table-row>
          <table:table-row>
            <table:table-cell table:style-name="Táblázat1.A3" office:value-type="string">
              <text:p text:style-name="P54">6-10</text:p>
            </table:table-cell>
            <table:table-cell table:style-name="Táblázat1.B4" office:value-type="string">
              <text:p text:style-name="P56">3 ÉP</text:p>
            </table:table-cell>
          </table:table-row>
          <table:table-row>
            <table:table-cell table:style-name="Táblázat1.A2" office:value-type="string">
              <text:p text:style-name="P54">11-15</text:p>
            </table:table-cell>
            <table:table-cell table:style-name="Táblázat1.B5" office:value-type="string">
              <text:p text:style-name="P56"><text:span text:style-name="T71">5</text:span> ÉP</text:p>
            </table:table-cell>
          </table:table-row>
          <table:table-row>
            <table:table-cell table:style-name="Táblázat1.A3" office:value-type="string">
              <text:p text:style-name="P54">16-20</text:p>
            </table:table-cell>
            <table:table-cell table:style-name="Táblázat1.B6" office:value-type="string">
              <text:p text:style-name="P56"><text:span text:style-name="T71">8</text:span> ÉP</text:p>
            </table:table-cell>
          </table:table-row>
          <table:table-row>
            <table:table-cell table:style-name="Táblázat1.A2" office:value-type="string">
              <text:p text:style-name="P54">21-25</text:p>
            </table:table-cell>
            <table:table-cell table:style-name="Táblázat1.B7" office:value-type="string">
              <text:p text:style-name="P56"><text:span text:style-name="T71">11</text:span> ÉP</text:p>
            </table:table-cell>
          </table:table-row>
          <table:table-row>
            <table:table-cell table:style-name="Táblázat1.A3" office:value-type="string">
              <text:p text:style-name="P54">26-30</text:p>
            </table:table-cell>
            <table:table-cell table:style-name="Táblázat1.B8" office:value-type="string">
              <text:p text:style-name="P56"><text:span text:style-name="T71">15</text:span> ÉP</text:p>
            </table:table-cell>
          </table:table-row>
          <table:table-row>
            <table:table-cell table:style-name="Táblázat1.A2" office:value-type="string">
              <text:p text:style-name="P54">31-35</text:p>
            </table:table-cell>
            <table:table-cell table:style-name="Táblázat1.B9" office:value-type="string">
              <text:p text:style-name="P56"><text:span text:style-name="T71">19</text:span> ÉP</text:p>
            </table:table-cell>
          </table:table-row>
          <table:table-row>
            <table:table-cell table:style-name="Táblázat1.A3" office:value-type="string">
              <text:p text:style-name="P54">36-40</text:p>
            </table:table-cell>
            <table:table-cell table:style-name="Táblázat1.B10" office:value-type="string">
              <text:p text:style-name="P56"><text:span text:style-name="T71">24</text:span> ÉP</text:p>
            </table:table-cell>
          </table:table-row>
          <table:table-row>
            <table:table-cell table:style-name="Táblázat1.A2" office:value-type="string">
              <text:p text:style-name="P54">41-45</text:p>
            </table:table-cell>
            <table:table-cell table:style-name="Táblázat1.B11" office:value-type="string">
              <text:p text:style-name="P56"><text:span text:style-name="T71">29</text:span> ÉP</text:p>
            </table:table-cell>
          </table:table-row>
          <table:table-row>
            <table:table-cell table:style-name="Táblázat1.A12" office:value-type="string">
              <text:p text:style-name="P54">46-50</text:p>
            </table:table-cell>
            <table:table-cell table:style-name="Táblázat1.B12" office:value-type="string">
              <text:p text:style-name="P56"><text:span text:style-name="T71">35</text:span> ÉP</text:p>
            </table:table-cell>
          </table:table-row>
        </table:table>
        <text:p text:style-name="P57"><text:span text:style-name="_5b_RPG_5d__20_Kiemelt_20_kifejezés"><text:span text:style-name="T72"/></text:span></text:p>
        <text:p text:style-name="P58"><text:span text:style-name="_5b_RPG_5d__20_Kiemelt_20_kifejezés"><text:span text:style-name="T73">VÉ: -3 találatnál</text:span></text:span></text:p>
        <text:p text:style-name="P59"><text:span text:style-name="_5b_RPG_5d__20_Kiemelt_20_kifejezés"><text:span text:style-name="T74">Csataszabályok</text:span></text:span></text:p>
        <text:p text:style-name="P60"><text:span text:style-name="_5b_RPG_5d__20_Kiemelt_20_kifejezés"><text:span text:style-name="T66"><text:line-break/>• </text:span></text:span><text:span text:style-name="T66">+</text:span><text:span text:style-name="T40">7</text:span><text:span text:style-name="T66"> TÉ mindenkinek</text:span></text:p>
        <text:p text:style-name="P60"><text:span text:style-name="_5b_RPG_5d__20_Kiemelt_20_kifejezés"><text:span text:style-name="T66">• </text:span></text:span><text:span text:style-name="_5b_RPG_5d__20_Kiemelt_20_kifejezés"><text:span text:style-name="T75">N</text:span></text:span><text:span text:style-name="T66">incs VÉ csökkentés</text:span></text:p>
        <text:p text:style-name="P61">• Nincs páncéldobás</text:p>
        <text:p text:style-name="P60"><text:span text:style-name="_5b_RPG_5d__20_Kiemelt_20_kifejezés"><text:span text:style-name="T66">• Erősített sebzés:<text:line-break/></text:span></text:span><text:span text:style-name="_5b_RPG_5d__20_Kiemelt_20_kifejezés"><text:span text:style-name="T76"> 1-10: <text:s/>6ÉP; <text:s/>11-20: 12ÉP<text:line-break/>21-30: 20ÉP; <text:s text:c="4"/>31</text:span></text:span><text:span text:style-name="_5b_RPG_5d__20_Kiemelt_20_kifejezés"><text:span text:style-name="T77">+</text:span></text:span><text:span text:style-name="_5b_RPG_5d__20_Kiemelt_20_kifejezés"><text:span text:style-name="T76"> halál </text:span></text:span></text:p>
        <text:p text:style-name="P62"/>
        <text:p text:style-name="P63"><text:span text:style-name="T2">Puszta kéz:<text:line-break/></text:span><text:span text:style-name="T8">Közelharc alap + </text:span><text:span text:style-name="T78">(</text:span><text:span text:style-name="T8">TÉ: -</text:span><text:span text:style-name="T79">3</text:span><text:span text:style-name="T8">, VÉ: -</text:span><text:span text:style-name="T79">3</text:span><text:span text:style-name="T78">)</text:span></text:p>
        <text:p text:style-name="P64"><text:span text:style-name="T26"><text:line-break/>Érintő támadás: </text:span><text:span text:style-name="_5b_RPG_5d__20_Kiemelt_20_kifejezés"><text:span text:style-name="T80">TÉ: </text:span></text:span><text:span text:style-name="_5b_RPG_5d__20_Kiemelt_20_kifejezés"><text:span text:style-name="T81">+</text:span></text:span><text:span text:style-name="_5b_RPG_5d__20_Kiemelt_20_kifejezés"><text:span text:style-name="T82">3</text:span></text:span><text:span text:style-name="_5b_RPG_5d__20_Kiemelt_20_kifejezés"><text:span text:style-name="T80"><text:line-break/></text:span></text:span></text:p>
        <text:p text:style-name="P65"><text:span text:style-name="_5b_RPG_5d__20_Kiemelt_20_kifejezés"><text:span text:style-name="T83">Fár</text:span></text:span><text:span text:style-name="_5b_RPG_5d__20_Kiemelt_20_kifejezés"><text:span text:style-name="T84">a</text:span></text:span><text:span text:style-name="_5b_RPG_5d__20_Kiemelt_20_kifejezés"><text:span text:style-name="T83">dság Pont</text:span></text:span><text:span text:style-name="_5b_RPG_5d__20_Kiemelt_20_kifejezés"><text:span text:style-name="T85"> (</text:span></text:span><text:span text:style-name="_5b_RPG_5d__20_Kiemelt_20_kifejezés"><text:span text:style-name="T83">FP</text:span></text:span><text:span text:style-name="_5b_RPG_5d__20_Kiemelt_20_kifejezés"><text:span text:style-name="T85">):</text:span></text:span></text:p>
        <text:p text:style-name="P66"><text:span text:style-name="_5b_RPG_5d__20_Kiemelt_20_kifejezés"><text:span text:style-name="T86">Minden 5.</text:span></text:span><text:span text:style-name="_5b_RPG_5d__20_Kiemelt_20_kifejezés"><text:span text:style-name="T87">FP </text:span></text:span><text:span text:style-name="_5b_RPG_5d__20_Kiemelt_20_kifejezés"><text:span text:style-name="T88">→ </text:span></text:span><text:span text:style-name="_5b_RPG_5d__20_Kiemelt_20_kifejezés"><text:span text:style-name="T86">1 ÉP<text:line-break/></text:span></text:span><text:span text:style-name="_5b_RPG_5d__20_Kiemelt_20_kifejezés"><text:span text:style-name="T89">(</text:span></text:span><text:span text:style-name="_5b_RPG_5d__20_Kiemelt_20_kifejezés"><text:span text:style-name="T86">4 </text:span></text:span><text:span text:style-name="_5b_RPG_5d__20_Kiemelt_20_kifejezés"><text:span text:style-name="T87">FP</text:span></text:span><text:span text:style-name="_5b_RPG_5d__20_Kiemelt_20_kifejezés"><text:span text:style-name="T86">, 1 ÉP</text:span></text:span><text:span text:style-name="_5b_RPG_5d__20_Kiemelt_20_kifejezés"><text:span text:style-name="T89">)</text:span></text:span></text:p>
      </text:section>
      <text:p text:style-name="Standard"><text:span text:style-name="_5b_RPG_5d__20_Kiemelt_20_kifejezés"><text:span text:style-name="T90"><text:s/></text:span></text:span></text:p>
      <text:p text:style-name="Standard"><text:span text:style-name="_5b_RPG_5d__20_Kiemelt_20_kifejezés"><text:span text:style-name="T91">VÉ regenerálódás</text:span></text:span><text:span text:style-name="_5b_RPG_5d__20_Kiemelt_20_kifejezés"><text:span text:style-name="T32">: 1 kör (</text:span></text:span><text:span text:style-name="_5b_RPG_5d__20_Kiemelt_20_kifejezés"><text:span text:style-name="T50">nyugodt </text:span></text:span><text:span text:style-name="_5b_RPG_5d__20_Kiemelt_20_kifejezés"><text:span text:style-name="T32">pihenéssel töltött) idő alatt visszatér (a sebesülésből kapott nem)</text:span></text:span></text:p>
      <text:p text:style-name="P67"><text:span text:style-name="T92">Győzelmi szabály</text:span><text:span text:style-name="T93">:</text:span> Ha a karakter végzett egy <text:span text:style-name="T71">erős </text:span>ellenfelével: visszatér +<text:span text:style-name="T94">3</text:span> VÉ</text:p>
      <text:p text:style-name="P68"><text:s/></text:p>
      <text:p text:style-name="P69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6">Egy </text:span></text:span><text:span text:style-name="_5b_RPG_5d__20_Kiemelt_20_kifejezés"><text:span text:style-name="T95">akciót</text:span></text:span><text:span text:style-name="_5b_RPG_5d__20_Kiemelt_20_kifejezés"><text:span text:style-name="T66"> emészt fel. Lépései:</text:span></text:span></text:p>
      <text:p text:style-name="P70"><text:span text:style-name="_5b_RPG_5d__20_Kiemelt_20_kifejezés"><text:span text:style-name="T96">• 0. </text:span></text:span><text:span text:style-name="_5b_RPG_5d__20_Kiemelt_20_kifejezés"><text:span text:style-name="T69">Megakasztás</text:span></text:span><text:span text:style-name="_5b_RPG_5d__20_Kiemelt_20_kifejezés"><text:span text:style-name="T66"> </text:span></text:span><text:span text:style-name="_5b_RPG_5d__20_Kiemelt_20_kifejezés"><text:span text:style-name="T96">(ha van)</text:span></text:span><text:span text:style-name="_5b_RPG_5d__20_Kiemelt_20_kifejezés"><text:span text:style-name="T66">: </text:span></text:span><text:span text:style-name="_5b_RPG_5d__20_Kiemelt_20_kifejezés"><text:span text:style-name="T97">ilyenkor az </text:span></text:span><text:span text:style-name="_5b_RPG_5d__20_Kiemelt_20_kifejezés"><text:span text:style-name="T66">áldozat dob sima támadást, ha sebző, megakadályozta a manővert.</text:span></text:span></text:p>
      <text:p text:style-name="P71"><text:span text:style-name="_5b_RPG_5d__20_Kiemelt_20_kifejezés"><text:span text:style-name="T66">• 1. </text:span></text:span><text:span text:style-name="_5b_RPG_5d__20_Kiemelt_20_kifejezés"><text:span text:style-name="T69">Végrehajtás</text:span></text:span><text:span text:style-name="_5b_RPG_5d__20_Kiemelt_20_kifejezés"><text:span text:style-name="T66">: Támadó dobás (TÉ+</text:span></text:span><text:span text:style-name="_5b_RPG_5d__20_Kiemelt_20_kifejezés"><text:span text:style-name="T98">4</text:span></text:span><text:span text:style-name="_5b_RPG_5d__20_Kiemelt_20_kifejezés"><text:span text:style-name="T66">). Ha megv</text:span></text:span><text:span text:style-name="_5b_RPG_5d__20_Kiemelt_20_kifejezés"><text:span text:style-name="T97">an:</text:span></text:span></text:p>
      <text:p text:style-name="P71"><text:span text:style-name="_5b_RPG_5d__20_Kiemelt_20_kifejezés"><text:span text:style-name="T66">• 2. </text:span></text:span><text:span text:style-name="_5b_RPG_5d__20_Kiemelt_20_kifejezés"><text:span text:style-name="T69">Ellenpróba</text:span></text:span><text:span text:style-name="_5b_RPG_5d__20_Kiemelt_20_kifejezés"><text:span text:style-name="T66">: <text:s text:c="2"/>(</text:span></text:span><text:span text:style-name="_5b_RPG_5d__20_Kiemelt_20_kifejezés"><text:span text:style-name="T99">Manőver Alap </text:span></text:span><text:span text:style-name="_5b_RPG_5d__20_Kiemelt_20_kifejezés"><text:span text:style-name="T100">+ </text:span></text:span><text:span text:style-name="_5b_RPG_5d__20_Kiemelt_20_kifejezés"><text:span text:style-name="T66">k10) <text:s text:c="2"/>vs. <text:s/>(</text:span></text:span><text:span text:style-name="_5b_RPG_5d__20_Kiemelt_20_kifejezés"><text:span text:style-name="T99">Manőver Alap (ellenfél) </text:span></text:span><text:span text:style-name="_5b_RPG_5d__20_Kiemelt_20_kifejezés"><text:span text:style-name="T100">+ </text:span></text:span><text:span text:style-name="_5b_RPG_5d__20_Kiemelt_20_kifejezés"><text:span text:style-name="T67">M</text:span></text:span><text:span text:style-name="_5b_RPG_5d__20_Kiemelt_20_kifejezés"><text:span text:style-name="T66">anőver nehézség)</text:span></text:span><text:span text:style-name="_5b_RPG_5d__20_Kiemelt_20_kifejezés"><text:span text:style-name="T101"><text:line-break/></text:span></text:span><text:span text:style-name="_5b_RPG_5d__20_Kiemelt_20_kifejezés"><text:span text:style-name="T68"> </text:span></text:span></text:p>
      <text:p text:style-name="P72"><text:span text:style-name="_5b_RPG_5d__20_Kiemelt_20_kifejezés"><text:span text:style-name="T74">Sérülés hatása képzettségpróbára</text:span></text:span></text:p>
      <text:p text:style-name="P73"><text:span text:style-name="_5b_RPG_5d__20_Kiemelt_20_kifejezés"><text:span text:style-name="T69">S3</text:span></text:span><text:span text:style-name="_5b_RPG_5d__20_Kiemelt_20_kifejezés"><text:span text:style-name="T66">, vagy </text:span></text:span><text:span text:style-name="_5b_RPG_5d__20_Kiemelt_20_kifejezés"><text:span text:style-name="T69">S4</text:span></text:span><text:span text:style-name="_5b_RPG_5d__20_Kiemelt_20_kifejezés"><text:span text:style-name="T66"> kategóriába</text:span></text:span><text:span text:style-name="_5b_RPG_5d__20_Kiemelt_20_kifejezés"><text:span text:style-name="T102">n: </text:span></text:span><text:span text:style-name="_5b_RPG_5d__20_Kiemelt_20_kifejezés"><text:span text:style-name="T66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6">Sérült</text:span></text:span></text:a><text:span text:style-name="_5b_RPG_5d__20_Kiemelt_20_kifejezés"><text:span text:style-name="T66">" Státusz</text:span></text:span><text:span text:style-name="T63"><text:line-break/></text:span><text:span text:style-name="T69">S3</text:span><text:span text:style-name="T63">: Hátrány-1 </text:span><text:span text:style-name="T103">T</text:span><text:span text:style-name="T63">ulajdonságpróbá</text:span><text:span text:style-name="T104">ra</text:span><text:span text:style-name="T63">, </text:span><text:span text:style-name="T103">K</text:span><text:span text:style-name="T63">épzettségpróbára</text:span></text:p>
      <text:p text:style-name="P74"><text:span text:style-name="T2">S</text:span><text:span text:style-name="T105">4</text:span>: Hátrány-2 <text:span text:style-name="T106">T</text:span>ulajdonságpróbára, <text:span text:style-name="T106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7"/></text:span></text:p>
      <text:p text:style-name="P76"><text:span text:style-name="_5b_RPG_5d_Kiemelt_20_kifejezés"><text:span text:style-name="T108">Érintő </text:span></text:span><text:span text:style-name="_5b_RPG_5d_Kiemelt_20_kifejezés"><text:span text:style-name="T109">taktika</text:span></text:span><text:span text:style-name="_5b_RPG_5d_Kiemelt_20_kifejezés"><text:span text:style-name="T108"> </text:span></text:span><text:span text:style-name="_5b_RPG_5d_Kiemelt_20_kifejezés"><text:span text:style-name="T110">⇄ : </text:span></text:span><text:span text:style-name="_5b_RPG_5d_Kiemelt_20_kifejezés"><text:span text:style-name="T111">TÉ:</text:span></text:span><text:span text:style-name="_5b_RPG_5d_Kiemelt_20_kifejezés"><text:span text:style-name="T112">+</text:span></text:span><text:span text:style-name="_5b_RPG_5d_Kiemelt_20_kifejezés"><text:span text:style-name="T113">3</text:span></text:span></text:p>
      <text:p text:style-name="P76"><text:span text:style-name="_5b_RPG_5d_Kiemelt_20_kifejezés"><text:span text:style-name="T113"/></text:span></text:p>
      <text:p text:style-name="P76"><text:span text:style-name="_5b_RPG_5d__20_Kiemelt_20_kifejezés"><text:span text:style-name="T114">Fáraszt</text:span></text:span><text:span text:style-name="_5b_RPG_5d__20_Kiemelt_20_kifejezés"><text:span text:style-name="T115">ó taktika </text:span></text:span><text:span text:style-name="_5b_RPG_5d_Kiemelt_20_kifejezés"><text:span text:style-name="T110">⇄</text:span></text:span></text:p>
      <text:p text:style-name="P76"><text:span text:style-name="_5b_RPG_5d__20_Kiemelt_20_kifejezés"><text:span text:style-name="T116">• Ha nincs találat: +</text:span></text:span><text:span text:style-name="_5b_RPG_5d__20_Kiemelt_20_kifejezés"><text:span text:style-name="T117">1</text:span></text:span><text:span text:style-name="_5b_RPG_5d__20_Kiemelt_20_kifejezés"><text:span text:style-name="T118"> </text:span></text:span><text:span text:style-name="_5b_RPG_5d__20_Kiemelt_20_kifejezés"><text:span text:style-name="T119">VÉ </text:span></text:span><text:span text:style-name="_5b_RPG_5d__20_Kiemelt_20_kifejezés"><text:span text:style-name="T118">csökk</text:span></text:span><text:span text:style-name="_5b_RPG_5d__20_Kiemelt_20_kifejezés"><text:span text:style-name="T116">entés </text:span></text:span><text:span text:style-name="_5b_RPG_5d__20_Kiemelt_20_kifejezés"><text:span text:style-name="T119">bónusz</text:span></text:span></text:p>
      <text:p text:style-name="P76"><text:span text:style-name="_5b_RPG_5d__20_Kiemelt_20_kifejezés"><text:span text:style-name="T113">• Sebzés helyett: </text:span></text:span><text:span text:style-name="_5b_RPG_5d__20_Kiemelt_20_kifejezés"><text:span text:style-name="T120">(</text:span></text:span><text:span text:style-name="_5b_RPG_5d__20_Kiemelt_20_kifejezés"><text:span text:style-name="T121">3</text:span></text:span><text:span text:style-name="_5b_RPG_5d__20_Kiemelt_20_kifejezés"><text:span text:style-name="T113"> + k20T</text:span></text:span><text:span text:style-name="_5b_RPG_5d__20_Kiemelt_20_kifejezés"><text:span text:style-name="T120">)</text:span></text:span><text:span text:style-name="_5b_RPG_5d__20_Kiemelt_20_kifejezés"><text:span text:style-name="T113"> VÉ csökkentés</text:span></text:span><text:span text:style-name="_5b_RPG_5d__20_Kiemelt_20_kifejezés"><text:span text:style-name="T122"><text:line-break/></text:span></text:span><text:span text:style-name="_5b_RPG_5d__20_Kiemelt_20_kifejezés"><text:span text:style-name="T123">Nem kombinálható más taktikával. „</text:span></text:span><text:span text:style-name="_5b_RPG_5d__20_Kiemelt_20_kifejezés"><text:span text:style-name="T124">P</text:span></text:span><text:span text:style-name="_5b_RPG_5d__20_Kiemelt_20_kifejezés"><text:span text:style-name="T122">engehátrány” harci helyzetből NEM alkalmaz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25">Kezdeményező Taktika: <text:s text:c="2"/></text:span></text:span><text:span text:style-name="_5b_RPG_5d__20_Kiemelt_20_kifejezés"><text:span text:style-name="T122">+1KÉ </text:span></text:span><text:span text:style-name="_5b_RPG_5d__20_Kiemelt_20_kifejezés"><text:span text:style-name="T126">→</text:span></text:span><text:span text:style-name="_5b_RPG_5d__20_Kiemelt_20_kifejezés"><text:span text:style-name="T122"> -</text:span></text:span><text:span text:style-name="_5b_RPG_5d__20_Kiemelt_20_kifejezés"><text:span text:style-name="T124">1</text:span></text:span><text:span text:style-name="_5b_RPG_5d__20_Kiemelt_20_kifejezés"><text:span text:style-name="T122">VÉ <text:s text:c="2"/>(max: </text:span></text:span><text:span text:style-name="_5b_RPG_5d__20_Kiemelt_20_kifejezés"><text:span text:style-name="T127">KÉ:+</text:span></text:span><text:span text:style-name="_5b_RPG_5d__20_Kiemelt_20_kifejezés"><text:span text:style-name="T124">5</text:span></text:span><text:span text:style-name="_5b_RPG_5d__20_Kiemelt_20_kifejezés"><text:span text:style-name="T122">)</text:span></text:span></text:p>
      <text:p text:style-name="P76"><text:span text:style-name="_5b_RPG_5d__20_Kiemelt_20_kifejezés"><text:span text:style-name="T122"/></text:span></text:p>
      <text:p text:style-name="P77">Kiváró Taktika</text:p>
      <text:p text:style-name="P78"><text:span text:style-name="T128">Nyert </text:span><text:span text:style-name="T129">Kezdeményezés esetén</text:span><text:span text:style-name="T128"> átengedett támadás</text:span></text:p>
      <text:p text:style-name="P76"><text:span text:style-name="_5b_RPG_5d__20_Kiemelt_20_kifejezés"><text:span text:style-name="T126">→</text:span></text:span><text:span text:style-name="_5b_RPG_5d__20_Kiemelt_20_kifejezés"><text:span text:style-name="T122"> E</text:span></text:span><text:span text:style-name="_5b_RPG_5d__20_Kiemelt_20_kifejezés"><text:span text:style-name="T130">lső visszatámadásra</text:span></text:span><text:span text:style-name="_5b_RPG_5d__20_Kiemelt_20_kifejezés"><text:span text:style-name="T122"> +</text:span></text:span><text:span text:style-name="_5b_RPG_5d__20_Kiemelt_20_kifejezés"><text:span text:style-name="T124">2</text:span></text:span><text:span text:style-name="_5b_RPG_5d__20_Kiemelt_20_kifejezés"><text:span text:style-name="T122"> TÉ</text:span></text:span></text:p>
      <text:p text:style-name="P76"><text:span text:style-name="_5b_RPG_5d__20_Kiemelt_20_kifejezés"><text:span text:style-name="T122"/></text:span></text:p>
      <text:p text:style-name="P79"><text:span text:style-name="T2">Lovas roham</text:span>: TÉ:+<text:span text:style-name="T131">6</text:span>, SP:+10; Összesen 1 támadó csapás, 1 visszacsapás lehetséges.</text:p>
      <text:p text:style-name="P80"/>
      <text:p text:style-name="P79"><text:span text:style-name="_5b_RPG_5d__20_Kiemelt_20_kifejezés"><text:span text:style-name="T132">Lovas támadás galoppból</text:span></text:span><text:span text:style-name="_5b_RPG_5d__20_Kiemelt_20_kifejezés"><text:span text:style-name="T133">: TÉ:+</text:span></text:span><text:span text:style-name="_5b_RPG_5d__20_Kiemelt_20_kifejezés"><text:span text:style-name="T134">3</text:span></text:span><text:span text:style-name="_5b_RPG_5d__20_Kiemelt_20_kifejezés"><text:span text:style-name="T133">, SP:+5; Összesen 1 támadó csapás, 1 visszacsapás lehetséges.</text:span></text:span></text:p>
      <text:p text:style-name="P79"><text:span text:style-name="_5b_RPG_5d__20_Kiemelt_20_kifejezés"><text:span text:style-name="T135"/></text:span></text:p>
      <text:p text:style-name="P76"><text:span text:style-name="_5b_RPG_5d__20_Kiemelt_20_kifejezés"><text:span text:style-name="T136">Öngyilkos Roham taktika: </text:span></text:span><text:span text:style-name="_5b_RPG_5d__20_Kiemelt_20_kifejezés"><text:span text:style-name="T122">+ 5 TÉ, -</text:span></text:span><text:span text:style-name="_5b_RPG_5d__20_Kiemelt_20_kifejezés"><text:span text:style-name="T137">1</text:span></text:span><text:span text:style-name="_5b_RPG_5d__20_Kiemelt_20_kifejezés"><text:span text:style-name="T122">0 VÉ; VÉ csökkentés: </text:span></text:span><text:span text:style-name="_5b_RPG_5d__20_Kiemelt_20_kifejezés"><text:span text:style-name="T113">duplázódi</text:span></text:span><text:span text:style-name="_5b_RPG_5d__20_Kiemelt_20_kifejezés"><text:span text:style-name="T137">k</text:span></text:span><text:span text:style-name="_5b_RPG_5d__20_Kiemelt_20_kifejezés"><text:span text:style-name="T122"> </text:span></text:span><text:span text:style-name="_5b_RPG_5d__20_Kiemelt_20_kifejezés"><text:span text:style-name="T138">első oda-visszacsapásra</text:span></text:span><text:span text:style-name="_5b_RPG_5d__20_Kiemelt_20_kifejezés"><text:span text:style-name="T122">;<text:line-break/>Sebzés: +7 SP; <text:s/></text:span></text:span><text:span text:style-name="_5b_RPG_5d__20_Kiemelt_20_kifejezés"><text:span text:style-name="T138">Sebesülés TÉ bünt</text:span></text:span><text:span text:style-name="_5b_RPG_5d__20_Kiemelt_20_kifejezés"><text:span text:style-name="T137">etés</text:span></text:span><text:span text:style-name="_5b_RPG_5d__20_Kiemelt_20_kifejezés"><text:span text:style-name="T138"> nullázódik </text:span></text:span><text:span text:style-name="_5b_RPG_5d__20_Kiemelt_20_kifejezés"><text:span text:style-name="T137">erre a csapásra</text:span></text:span><text:span text:style-name="_5b_RPG_5d__20_Kiemelt_20_kifejezés"><text:span text:style-name="T138">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6">Plusz támadás taktika:</text:span></text:span><text:span text:style-name="_5b_RPG_5d__20_Kiemelt_20_kifejezés"><text:span text:style-name="T122"> +1 támadás. Cserébe a plusz támadás leadásakor azonnal -</text:span></text:span><text:span text:style-name="_5b_RPG_5d__20_Kiemelt_20_kifejezés"><text:span text:style-name="T139">3</text:span></text:span><text:span text:style-name="_5b_RPG_5d__20_Kiemelt_20_kifejezés"><text:span text:style-name="T122"> VÉ csökkenést szenvedsz el. A kör elején kell dönteni, kör közben már nem módosít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6">Roham taktika: </text:span></text:span><text:span text:style-name="_5b_RPG_5d__20_Kiemelt_20_kifejezés"><text:span text:style-name="T122">+ </text:span></text:span><text:span text:style-name="_5b_RPG_5d__20_Kiemelt_20_kifejezés"><text:span text:style-name="T113">4</text:span></text:span><text:span text:style-name="_5b_RPG_5d__20_Kiemelt_20_kifejezés"><text:span text:style-name="T122"> TÉ, -</text:span></text:span><text:span text:style-name="_5b_RPG_5d__20_Kiemelt_20_kifejezés"><text:span text:style-name="T113">8</text:span></text:span><text:span text:style-name="_5b_RPG_5d__20_Kiemelt_20_kifejezés"><text:span text:style-name="T122"> VÉ; <text:s/>VÉ csökkentés: </text:span></text:span><text:span text:style-name="_5b_RPG_5d__20_Kiemelt_20_kifejezés"><text:span text:style-name="T113">duplázódi</text:span></text:span><text:span text:style-name="_5b_RPG_5d__20_Kiemelt_20_kifejezés"><text:span text:style-name="T137">k</text:span></text:span><text:span text:style-name="_5b_RPG_5d__20_Kiemelt_20_kifejezés"><text:span text:style-name="T122"> </text:span></text:span><text:span text:style-name="_5b_RPG_5d__20_Kiemelt_20_kifejezés"><text:span text:style-name="T138">első oda-visszacsapásra</text:span></text:span><text:span text:style-name="_5b_RPG_5d__20_Kiemelt_20_kifejezés"><text:span text:style-name="T122">; <text:s text:c="3"/>Sebzés: +5 SP</text:span></text:span></text:p>
      <text:p text:style-name="P76"><text:span text:style-name="_5b_RPG_5d__20_Kiemelt_20_kifejezés"><text:span text:style-name="T122"/></text:span></text:p>
      <text:p text:style-name="P81"><text:span text:style-name="_5b_RPG_5d__20_Kiemelt_20_kifejezés"><text:span text:style-name="T132">Sűrű Taktika:</text:span></text:span><text:span text:style-name="_5b_RPG_5d__20_Kiemelt_20_kifejezés"><text:span text:style-name="T133"> -1 támadásért cserébe 1 db támadásod, ami TÉ:-</text:span></text:span><text:span text:style-name="_5b_RPG_5d__20_Kiemelt_20_kifejezés"><text:span text:style-name="T140">4</text:span></text:span><text:span text:style-name="_5b_RPG_5d__20_Kiemelt_20_kifejezés"><text:span text:style-name="T133"> levonással menne, alap TÉ-vel történik.</text:span></text:span></text:p>
      <text:p text:style-name="P81"><text:span text:style-name="_5b_RPG_5d__20_Kiemelt_20_kifejezés"><text:span text:style-name="T141"/></text:span></text:p>
      <text:p text:style-name="P76"><text:span text:style-name="_5b_RPG_5d__20_Kiemelt_20_kifejezés"><text:span text:style-name="T142">Támadás erőből </text:span></text:span><text:span text:style-name="_5b_RPG_5d__20_Kiemelt_20_kifejezés"><text:span text:style-name="T125">taktika</text:span></text:span><text:span text:style-name="_5b_RPG_5d__20_Kiemelt_20_kifejezés"><text:span text:style-name="T143">: <text:s/>+1 SP → -</text:span></text:span><text:span text:style-name="_5b_RPG_5d__20_Kiemelt_20_kifejezés"><text:span text:style-name="T113">1</text:span></text:span><text:span text:style-name="_5b_RPG_5d__20_Kiemelt_20_kifejezés"><text:span text:style-name="T143"> TÉ </text:span></text:span><text:span text:style-name="_5b_RPG_5d__20_Kiemelt_20_kifejezés"><text:span text:style-name="T144">(Támadás Erőből fortély </text:span></text:span><text:span text:style-name="_5b_RPG_5d__20_Kiemelt_20_kifejezés"><text:span text:style-name="T113">foka adja a maximumot</text:span></text:span><text:span text:style-name="_5b_RPG_5d__20_Kiemelt_20_kifejezés"><text:span text:style-name="T144">)</text:span></text:span></text:p>
      <text:p text:style-name="P82"/>
      <text:p text:style-name="P83"><text:span text:style-name="_5b_RPG_5d__20_Kiemelt_20_kifejezés"><text:span text:style-name="T145">Támadó taktika:<text:tab/></text:span></text:span><text:span text:style-name="_5b_RPG_5d__20_Kiemelt_20_kifejezés"><text:span text:style-name="T146">TÉ:+1 </text:span></text:span><text:span text:style-name="_5b_RPG_5d__20_Kiemelt_20_kifejezés"><text:span text:style-name="T147">→ </text:span></text:span><text:span text:style-name="_5b_RPG_5d__20_Kiemelt_20_kifejezés"><text:span text:style-name="T146">VÉ:-2 <text:s text:c="3"/>(Max +</text:span></text:span><text:span text:style-name="_5b_RPG_5d__20_Kiemelt_20_kifejezés"><text:span text:style-name="T117">3</text:span></text:span><text:span text:style-name="_5b_RPG_5d__20_Kiemelt_20_kifejezés"><text:span text:style-name="T146"> TÉ / -</text:span></text:span><text:span text:style-name="_5b_RPG_5d__20_Kiemelt_20_kifejezés"><text:span text:style-name="T117">6</text:span></text:span><text:span text:style-name="_5b_RPG_5d__20_Kiemelt_20_kifejezés"><text:span text:style-name="T148"> VÉ</text:span></text:span><text:span text:style-name="_5b_RPG_5d__20_Kiemelt_20_kifejezés"><text:span text:style-name="T146">)</text:span></text:span></text:p>
      <text:p text:style-name="P83"><text:span text:style-name="_5b_RPG_5d__20_Kiemelt_20_kifejezés"><text:span text:style-name="T145"/></text:span></text:p>
      <text:p text:style-name="P83"><text:span text:style-name="_5b_RPG_5d__20_Kiemelt_20_kifejezés"><text:span text:style-name="T145">Véd</text:span></text:span><text:span text:style-name="_5b_RPG_5d__20_Kiemelt_20_kifejezés"><text:span text:style-name="T149">ő</text:span></text:span><text:span text:style-name="_5b_RPG_5d__20_Kiemelt_20_kifejezés"><text:span text:style-name="T145"> taktika:<text:tab/></text:span></text:span><text:span text:style-name="_5b_RPG_5d__20_Kiemelt_20_kifejezés"><text:span text:style-name="T146">VÉ:+1 </text:span></text:span><text:span text:style-name="_5b_RPG_5d__20_Kiemelt_20_kifejezés"><text:span text:style-name="T147">→ T</text:span></text:span><text:span text:style-name="_5b_RPG_5d__20_Kiemelt_20_kifejezés"><text:span text:style-name="T146">É:-2 <text:s text:c="3"/>(Max +</text:span></text:span><text:span text:style-name="_5b_RPG_5d__20_Kiemelt_20_kifejezés"><text:span text:style-name="T117">4</text:span></text:span><text:span text:style-name="_5b_RPG_5d__20_Kiemelt_20_kifejezés"><text:span text:style-name="T146"> VÉ / -</text:span></text:span><text:span text:style-name="_5b_RPG_5d__20_Kiemelt_20_kifejezés"><text:span text:style-name="T117">8</text:span></text:span><text:span text:style-name="_5b_RPG_5d__20_Kiemelt_20_kifejezés"><text:span text:style-name="T148"> TÉ</text:span></text:span><text:span text:style-name="_5b_RPG_5d__20_Kiemelt_20_kifejezés"><text:span text:style-name="T146">)</text:span></text:span></text:p>
      <text:p text:style-name="P83"><text:span text:style-name="_5b_RPG_5d__20_Kiemelt_20_kifejezés"><text:span text:style-name="T146"/></text:span></text:p>
      <text:p text:style-name="P84"><text:span text:style-name="_5b_RPG_5d__20_Kiemelt_20_kifejezés"><text:span text:style-name="T149">Teljes </text:span></text:span><text:span text:style-name="_5b_RPG_5d__20_Kiemelt_20_kifejezés"><text:span text:style-name="T145">Védekez</text:span></text:span><text:span text:style-name="_5b_RPG_5d__20_Kiemelt_20_kifejezés"><text:span text:style-name="T150">és</text:span></text:span><text:span text:style-name="_5b_RPG_5d__20_Kiemelt_20_kifejezés"><text:span text:style-name="T145"> </text:span></text:span><text:span text:style-name="_5b_RPG_5d__20_Kiemelt_20_kifejezés"><text:span text:style-name="T151">t</text:span></text:span><text:span text:style-name="_5b_RPG_5d__20_Kiemelt_20_kifejezés"><text:span text:style-name="T149">aktika</text:span></text:span><text:span text:style-name="_5b_RPG_5d__20_Kiemelt_20_kifejezés"><text:span text:style-name="T145">: <text:s text:c="3"/></text:span></text:span><text:span text:style-name="T114">VÉ:+</text:span><text:span text:style-name="T152">6;</text:span><text:span text:style-name="T153"> </text:span><text:span text:style-name="T154">Nem </text:span><text:span text:style-name="_5b_RPG_5d__20_Kiemelt_20_kifejezés"><text:span text:style-name="T155">támadhat</text:span></text:span><text:span text:style-name="_5b_RPG_5d__20_Kiemelt_20_kifejezés"><text:span text:style-name="T156">sz</text:span></text:span><text:span text:style-name="_5b_RPG_5d__20_Kiemelt_20_kifejezés"><text:span text:style-name="T155">, </text:span></text:span><text:span text:style-name="_5b_RPG_5d__20_Kiemelt_20_kifejezés"><text:span text:style-name="T156">folyamatosan </text:span></text:span><text:span text:style-name="_5b_RPG_5d__20_Kiemelt_20_kifejezés"><text:span text:style-name="T155">hátrál</text:span></text:span><text:span text:style-name="_5b_RPG_5d__20_Kiemelt_20_kifejezés"><text:span text:style-name="T156">nod kell.<text:line-break/></text:span></text:span><text:span text:style-name="T153">Ellenfél VÉ csökkentés: (1 + k20T) + "Fárasztó taktika" bónuszuk megmarad. </text:span></text:p>
      <text:p text:style-name="P85"><text:span text:style-name="_5b_RPG_5d_Kiemelt_20_kifejezés"><text:span text:style-name="T142"/></text:span></text:p>
      <text:p text:style-name="P86"><text:span text:style-name="_5b_RPG_5d_Kiemelt_20_kifejezés"><text:span text:style-name="T142">Visszafogott </text:span></text:span><text:span text:style-name="_5b_RPG_5d_Kiemelt_20_kifejezés"><text:span text:style-name="T157">taktika </text:span></text:span><text:span text:style-name="_5b_RPG_5d_Kiemelt_20_kifejezés"><text:span text:style-name="T110">⇄</text:span></text:span><text:span text:style-name="_5b_RPG_5d_Kiemelt_20_kifejezés"><text:span text:style-name="T108"> </text:span></text:span><text:span text:style-name="_5b_RPG_5d_Kiemelt_20_kifejezés"><text:span text:style-name="T157">:</text:span></text:span><text:span text:style-name="_5b_RPG_5d_Kiemelt_20_kifejezés"><text:span text:style-name="T138"> </text:span></text:span><text:span text:style-name="_5b_RPG_5d_Kiemelt_20_kifejezés"><text:span text:style-name="T158">direkt </text:span></text:span><text:span text:style-name="_5b_RPG_5d_Kiemelt_20_kifejezés"><text:span text:style-name="T138">kisebb kockával </text:span></text:span><text:span text:style-name="_5b_RPG_5d_Kiemelt_20_kifejezés"><text:span text:style-name="T158">sebzel</text:span></text:span></text:p>
      <text:p text:style-name="P87"><text:span text:style-name="_5b_RPG_5d_Kiemelt_20_kifejezés"><text:span text:style-name="T138">TÉ:-</text:span></text:span><text:span text:style-name="_5b_RPG_5d_Kiemelt_20_kifejezés"><text:span text:style-name="T113">3</text:span></text:span><text:span text:style-name="_5b_RPG_5d_Kiemelt_20_kifejezés"><text:span text:style-name="T138"> <text:s/>→ <text:s/>k20 helyett k10 </text:span></text:span><text:span text:style-name="_5b_RPG_5d_Kiemelt_20_kifejezés"><text:span text:style-name="T158">SP</text:span></text:span><text:span text:style-name="_5b_RPG_5d_Kiemelt_20_kifejezés"><text:span text:style-name="T138"><text:line-break/>TÉ:-</text:span></text:span><text:span text:style-name="_5b_RPG_5d_Kiemelt_20_kifejezés"><text:span text:style-name="T113">6</text:span></text:span><text:span text:style-name="_5b_RPG_5d_Kiemelt_20_kifejezés"><text:span text:style-name="T138"> <text:s/>→ <text:s/>k20 helyett k6 </text:span></text:span><text:span text:style-name="_5b_RPG_5d_Kiemelt_20_kifejezés"><text:span text:style-name="T158">SP</text:span></text:span></text:p>
      <text:p text:style-name="P87"><text:span text:style-name="_5b_RPG_5d_Kiemelt_20_kifejezés"><text:span text:style-name="T138">TÉ:-</text:span></text:span><text:span text:style-name="_5b_RPG_5d_Kiemelt_20_kifejezés"><text:span text:style-name="T113">9</text:span></text:span><text:span text:style-name="_5b_RPG_5d_Kiemelt_20_kifejezés"><text:span text:style-name="T138"> <text:s/>→ <text:s/>nincs </text:span></text:span><text:span text:style-name="_5b_RPG_5d_Kiemelt_20_kifejezés"><text:span text:style-name="T158">SP </text:span></text:span><text:span text:style-name="_5b_RPG_5d_Kiemelt_20_kifejezés"><text:span text:style-name="T138">kockadobás, csak a fegyver alap sebzés é</text:span></text:span><text:span text:style-name="_5b_RPG_5d_Kiemelt_20_kifejezés"><text:span text:style-name="T159">rtéke</text:span></text:span></text:p>
      <text:p text:style-name="P87"><text:span text:style-name="_5b_RPG_5d_Kiemelt_20_kifejezés"><text:span text:style-name="T138">Harci anatómia fortély minden foka </text:span></text:span><text:span text:style-name="_5b_RPG_5d_Kiemelt_20_kifejezés"><text:span text:style-name="T113">3</text:span></text:span><text:span text:style-name="_5b_RPG_5d_Kiemelt_20_kifejezés"><text:span text:style-name="T138">-</text:span></text:span><text:span text:style-name="_5b_RPG_5d_Kiemelt_20_kifejezés"><text:span text:style-name="T113">ma</text:span></text:span><text:span text:style-name="_5b_RPG_5d_Kiemelt_20_kifejezés"><text:span text:style-name="T138">l csökkenti a TÉ büntetést.</text:span></text:span></text:p>
      <text:p text:style-name="P88"/>
      <text:h text:style-name="P75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9"><text:span text:style-name="T145"/></text:p>
      <text:p text:style-name="P89"><text:a xlink:type="simple" xlink:href="https://github.com/kaktusztea/szilankrpg/blob/master/md/066_05_altalanos_manoverek.md" text:style-name="Internet_20_link" text:visited-style-name="Visited_20_Internet_20_Link"><text:span text:style-name="T145">Á</text:span><text:span text:style-name="T160">ltalános Manőverek</text:span></text:a></text:p>
      <text:p text:style-name="P90"><text:span text:style-name="T63"><text:line-break/></text:span><text:span text:style-name="T74">Átsiklás: 6 (EM)<text:line-break/>Csonkolás: 8 (kéz) 10 (láb) <text:s text:c="2"/></text:span><text:span text:style-name="T161">(</text:span><text:span text:style-name="T162">Területre támadás manőver</text:span><text:span text:style-name="T161">)</text:span><text:span text:style-name="T74"><text:line-break/>Ellenfél elfogása: 10 (VE) <text:s/></text:span><text:span text:style-name="T162">(V): nincs TÉ+4!</text:span><text:span text:style-name="T7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</text:span><text:span text:style-name="T163">Felö</text:span><text:span text:style-name="T74">klelés: 8 ± Erő különbség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61">(</text:span><text:span text:style-name="T162">Területre támadás manőver -4</text:span><text:span text:style-name="T161">)</text:span><text:span text:style-name="T74"><text:line-break/>Pajzzsal </text:span><text:span text:style-name="T163">fel</text:span><text:span text:style-name="T74">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63"><text:line-break/></text:span></text:p>
      <text:p text:style-name="P91"><text:a xlink:type="simple" xlink:href="https://github.com/kaktusztea/szilankrpg/blob/master/md/066_06_belharcos_manoverek.md" text:style-name="Internet_20_link" text:visited-style-name="Visited_20_Internet_20_Link"><text:span text:style-name="T164">Belharcos Manőverek</text:span></text:a></text:p>
      <text:p text:style-name="P91"/>
      <text:p text:style-name="P92"><text:span text:style-name="T165">Belharcba kerülés: 9 (ME)<text:line-break/>Belharcból kibontakozás: 5 (ME)</text:span><text:line-break/><text:span text:style-name="T165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1"><text:a xlink:type="simple" xlink:href="https://github.com/kaktusztea/szilankrpg/blob/master/md/067_04_lovas_leglovas_manoverek.md" text:style-name="Internet_20_link" text:visited-style-name="Visited_20_Internet_20_Link"><text:span text:style-name="T164">Lovas/Léglovas Manőverek</text:span></text:a></text:p>
      <text:p text:style-name="P91"><text:line-break/><text:span text:style-name="T165">Hátas táncoltatása: - (M)<text:line-break/>Lovas áttörés: 4-8 (VE)<text:line-break/>Lovas, léglovas akasztása: 4 (ME)<text:line-break/>Lóhátról lerántás: 6-12 (MVE)</text:span><text:line-break/></text:p>
      <text:p text:style-name="P9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4">Harci helyzetek</text:p>
            </table:table-cell>
            <table:table-cell table:style-name="Table2.A1" office:value-type="string">
              <text:p text:style-name="P95">Módosító</text:p>
            </table:table-cell>
            <table:table-cell table:style-name="Table2.C1" office:value-type="string">
              <text:p text:style-name="P96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7">Belharci szituáció</text:p>
          </table:table-cell>
          <table:table-cell table:style-name="Table2.A2" office:value-type="string">
            <text:p text:style-name="P98">Lásd a leírást!</text:p>
          </table:table-cell>
          <table:table-cell table:style-name="Table2.C2" office:value-type="string">
            <text:p text:style-name="P99"><text:span text:style-name="T166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66">KÉ:+2</text:span></text:span><text:span text:style-name="T166">, </text:span><text:span text:style-name="Source_5f_Text"><text:span text:style-name="T166">TÉ/VÉ:+</text:span></text:span><text:span text:style-name="Source_5f_Text"><text:span text:style-name="T167">4</text:span></text:span><text:span text:style-name="T166"> fokonként. Csak </text:span><text:span text:style-name="T168">Közelharc</text:span><text:span text:style-name="T166"> harcmodorban, </text:span><text:span text:style-name="T167">belharcos fegyverrel</text:span><text:span text:style-name="T166"> jár.<text:line-break/>• rövid (0) pengehossznál nagyobb:</text:span></text:p>
            <text:p text:style-name="P100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9"><text:span text:style-name="T166"><text:s text:c="2"/>→ <text:s/>Sebzés csökkentett<text:line-break/>• </text:span><text:span text:style-name="T168">Erőbónusz</text:span><text:span text:style-name="T166"> és </text:span><text:span text:style-name="T168">MF</text:span><text:span text:style-name="T166"> fortély bónuszai maradnak.<text:line-break/>• Puszta kéz értékei </text:span><text:span text:style-name="Source_5f_Text"><text:span text:style-name="T166">0</text:span></text:span><text:span text:style-name="T166">-ra emelkednek</text:span></text:p>
          </table:table-cell>
        </table:table-row>
        <table:table-row table:style-name="Table2.3">
          <table:table-cell table:style-name="Table2.A2" office:value-type="string">
            <text:p text:style-name="P97">Beszorított helyzet</text:p>
          </table:table-cell>
          <table:table-cell table:style-name="Table2.A2" office:value-type="string">
            <text:p text:style-name="P98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4">
          <table:table-cell table:style-name="Table2.A2" office:value-type="string">
            <text:p text:style-name="P101">Csúszós talaj</text:p>
          </table:table-cell>
          <table:table-cell table:style-name="Table2.A2" office:value-type="string">
            <text:p text:style-name="P102">Hátrány-1 TÉ dobásra</text:p>
          </table:table-cell>
          <table:table-cell table:style-name="Table2.C2" office:value-type="string">
            <text:p text:style-name="P101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7">Észrevétlen támadás</text:p>
          </table:table-cell>
          <table:table-cell table:style-name="Table2.A2" office:value-type="string">
            <text:p text:style-name="P98">Áldozat Védő Értéke: mozgás jellegétől függő VÉ</text:p>
          </table:table-cell>
          <table:table-cell table:style-name="Table2.C2" office:value-type="string">
            <text:p text:style-name="P103">A támadó más helyzeti/taktika TÉ bónuszt nem kaphat. </text:p>
            <text:p text:style-name="P103"><text:span text:style-name="T16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70">Célpont mozgás jellegétől függő VÉ táblázatot online</text:span></text:a><text:span text:style-name="T169">.</text:span></text:p>
          </table:table-cell>
        </table:table-row>
        <table:table-row table:style-name="Table2.6">
          <table:table-cell table:style-name="Table2.A2" office:value-type="string">
            <text:p text:style-name="P97">Fegyverrántás <text:span text:style-name="T171">váratlanul</text:span></text:p>
          </table:table-cell>
          <table:table-cell table:style-name="Table2.A2" office:value-type="string">
            <text:p text:style-name="P104"><text:span text:style-name="Source_5f_Text"><text:span text:style-name="T172">KÉ dobás változás</text:span></text:span><text:span text:style-name="Source_5f_Text"><text:span text:style-name="T173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5">Vesztett KÉ: sikertelen rántás, pusztakezes VÉ + ellenfél támad. 1 akció fegyver húzni ezután.</text:p>
            <text:p text:style-name="P106"/>
            <text:p text:style-name="P106"><text:span text:style-name="T174">Nyert KÉ: s</text:span>ikeres rántás, <text:span text:style-name="T174">de </text:span>ellen<text:span text:style-name="T174">fél</text:span> támad <text:span text:style-name="T175"><text:line-break/></text:span></text:p>
            <text:p text:style-name="P106"><text:span text:style-name="T174">Nyert KÉ+3: te támadhatsz 1 extrát </text:span>elsőnek teljes harcérték<text:span text:style-name="T174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7">Félhátulról támadás</text:p>
          </table:table-cell>
          <table:table-cell table:style-name="Table2.A2" office:value-type="string">
            <text:p text:style-name="P104"><text:span text:style-name="Source_5f_Text"><text:span text:style-name="T173">Előny+1 TÉ dobásra</text:span></text:span></text:p>
          </table:table-cell>
          <table:table-cell table:style-name="Table2.C2" office:value-type="string">
            <text:p text:style-name="P97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7"><text:span text:style-name="T176">P</text:span>engehátrány</text:p>
          </table:table-cell>
          <table:table-cell table:style-name="Table2.A2" office:value-type="string">
            <text:p text:style-name="P107">VÉ csökk: <text:span text:style-name="T177">(1 + k20T)</text:span></text:p>
          </table:table-cell>
          <table:table-cell table:style-name="Table2.C2" office:value-type="string">
            <text:p text:style-name="P97">Példa: Tőr vs. Hosszúkard</text:p>
          </table:table-cell>
        </table:table-row>
        <table:table-row table:style-name="Table2.9">
          <table:table-cell table:style-name="Table2.A2" office:value-type="string">
            <text:p text:style-name="P108">Alappenge</text:p>
          </table:table-cell>
          <table:table-cell table:style-name="Table2.A2" office:value-type="string">
            <text:p text:style-name="P107">VÉ csökk: <text:span text:style-name="T177">(</text:span><text:span text:style-name="T176">1</text:span><text:span text:style-name="T177"> + k20T)</text:span></text:p>
          </table:table-cell>
          <table:table-cell table:style-name="Table2.C2" office:value-type="string">
            <text:p text:style-name="P97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9">Pengeelőny</text:p>
          </table:table-cell>
          <table:table-cell table:style-name="Table2.A2" office:value-type="string">
            <text:p text:style-name="P107">VÉ csökk: <text:span text:style-name="T177">(2 + k20T)</text:span></text:p>
          </table:table-cell>
          <table:table-cell table:style-name="Table2.C2" office:value-type="string">
            <text:p text:style-name="P97">Példa: Hosszúkard vs Tőr</text:p>
          </table:table-cell>
        </table:table-row>
        <table:table-row table:style-name="Table2.11">
          <table:table-cell table:style-name="Table2.A2" office:value-type="string">
            <text:p text:style-name="P97">Földön fekve</text:p>
          </table:table-cell>
          <table:table-cell table:style-name="Table2.A2" office:value-type="string">
            <text:p text:style-name="P110"><text:span text:style-name="Source_5f_Text"><text:span text:style-name="T166">Hátrány-2 TÉ dobásra</text:span></text:span></text:p>
            <text:p text:style-name="P110"><text:span text:style-name="Source_5f_Text"><text:span text:style-name="T166">VÉ veszteség duplázódik</text:span></text:span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2">
          <table:table-cell table:style-name="Table2.A2" office:value-type="string">
            <text:p text:style-name="P97">Hajítás alkalmatlan fegyverrel</text:p>
          </table:table-cell>
          <table:table-cell table:style-name="Table2.A2" office:value-type="string">
            <text:p text:style-name="P98">Hátrány-2 Sebzésdobásra</text:p>
            <text:p text:style-name="P98">Hátrány-2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3">
          <table:table-cell table:style-name="Table2.A2" office:value-type="string">
            <text:p text:style-name="P97">Hajítás nem dobásra készített tárgyakkal</text:p>
          </table:table-cell>
          <table:table-cell table:style-name="Table2.A2" office:value-type="string">
            <text:p text:style-name="P98">Hátrány-1 Sebzésdobásra</text:p>
            <text:p text:style-name="P98">Hátrány-1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4">
          <table:table-cell table:style-name="Table2.A2" office:value-type="string">
            <text:p text:style-name="P97">Hátulról támadás</text:p>
          </table:table-cell>
          <table:table-cell table:style-name="Table2.A2" office:value-type="string">
            <text:p text:style-name="P111"><text:span text:style-name="Source_5f_Text"><text:span text:style-name="T166">Előny+2 TÉ dobásra</text:span></text:span></text:p>
          </table:table-cell>
          <table:table-cell table:style-name="Table2.C2" office:value-type="string">
            <text:p text:style-name="P97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7">Helyhez kötve</text:p>
          </table:table-cell>
          <table:table-cell table:style-name="Table2.A2" office:value-type="string">
            <text:p text:style-name="P110"><text:span text:style-name="Source_5f_Text"><text:span text:style-name="T166">Hátrány-1 TÉ dobásra</text:span></text:span></text:p>
            <text:p text:style-name="P110"><text:span text:style-name="Source_5f_Text"><text:span text:style-name="T166">VÉ veszteség duplázódik</text:span></text:span></text:p>
          </table:table-cell>
          <table:table-cell table:style-name="Table2.C2" office:value-type="string">
            <text:p text:style-name="P112"/>
          </table:table-cell>
        </table:table-row>
        <table:table-row table:style-name="Table2.16">
          <table:table-cell table:style-name="Table2.A2" office:value-type="string">
            <text:p text:style-name="P97">Képzetlen fegyverhasználat</text:p>
          </table:table-cell>
          <table:table-cell table:style-name="Table2.A2" office:value-type="string">
            <text:p text:style-name="P111"><text:span text:style-name="Source_5f_Text"><text:span text:style-name="T166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66">Harcmodor képzettségek és Bónuszaik</text:span></text:span></text:a><text:span text:style-name="Source_5f_Text"><text:span text:style-name="T166"> oldalt.</text:span></text:span></text:p>
          </table:table-cell>
          <table:table-cell table:style-name="Table2.C2" office:value-type="string">
            <text:p text:style-name="P112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1">Készületlenség</text:p>
          </table:table-cell>
          <table:table-cell table:style-name="Table2.A2" office:value-type="string">
            <text:p text:style-name="P102">Lásd a Meglepetés helyzetet!</text:p>
          </table:table-cell>
          <table:table-cell table:style-name="Table2.C2" office:value-type="string">
            <text:p text:style-name="P97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3">Közrefogás</text:p>
          </table:table-cell>
          <table:table-cell table:style-name="Table2.A2" office:value-type="string">
            <text:p text:style-name="P98">1 pengényi hátrányt semlegesít</text:p>
          </table:table-cell>
          <table:table-cell table:style-name="Table2.C2" office:value-type="string">
            <text:p text:style-name="P97"/>
          </table:table-cell>
        </table:table-row>
        <table:table-row table:style-name="Table2.19">
          <table:table-cell table:style-name="Table2.A2" office:value-type="string">
            <text:p text:style-name="P113">Láthatatlanul</text:p>
          </table:table-cell>
          <table:table-cell table:style-name="Table2.A2" office:value-type="string">
            <text:p text:style-name="P98">Láthatatlan Támadó: Előny+1/2 Támadó dobásra,<text:line-break/>VÉ csökkentés: <text:span text:style-name="T177">fixen </text:span><text:span text:style-name="T176">2</text:span></text:p>
            <text:p text:style-name="P98"/>
            <text:p text:style-name="P98">Védő: Hátrány-1/2 Támadó dobásra</text:p>
          </table:table-cell>
          <table:table-cell table:style-name="Table2.C2" office:value-type="string">
            <text:p text:style-name="P97">Hallható/Csendes támadó.<text:line-break/><text:line-break/>Mérsékli: Vakharc fortély</text:p>
          </table:table-cell>
        </table:table-row>
        <text:soft-page-break/>
        <table:table-row table:style-name="Table2.20">
          <table:table-cell table:style-name="Table2.A2" office:value-type="string">
            <text:p text:style-name="P114">Lények méret különbsége</text:p>
          </table:table-cell>
          <table:table-cell table:style-name="Table2.A2" office:value-type="string">
            <text:p text:style-name="P98">+1 VÉ csökkentés / <text:span text:style-name="T178">méret különbség</text:span></text:p>
          </table:table-cell>
          <table:table-cell table:style-name="Table2.C2" office:value-type="string">
            <text:p text:style-name="P115">0;+6 <text:span text:style-name="T178">intervallum</text:span></text:p>
          </table:table-cell>
        </table:table-row>
        <table:table-row table:style-name="Table2.21">
          <table:table-cell table:style-name="Table2.A2" office:value-type="string">
            <text:p text:style-name="P116">Levegőből támadás</text:p>
          </table:table-cell>
          <table:table-cell table:style-name="Table2.A2" office:value-type="string">
            <text:p text:style-name="P98">Előny+2: Támadó Dobásra</text:p>
          </table:table-cell>
          <table:table-cell table:style-name="Table2.C2" office:value-type="string">
            <text:p text:style-name="P97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7">Magasabbról</text:p>
          </table:table-cell>
          <table:table-cell table:style-name="Table2.A2" office:value-type="string">
            <text:p text:style-name="P117"><text:span text:style-name="Source_5f_Text"><text:span text:style-name="T173">Előny+1 TÉ dobásra</text:span></text:span></text:p>
          </table:table-cell>
          <table:table-cell table:style-name="Table2.C2" office:value-type="string">
            <text:p text:style-name="P97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7">Meglepetés</text:p>
          </table:table-cell>
          <table:table-cell table:style-name="Table2.A2" office:value-type="string">
            <text:p text:style-name="P118"><text:span text:style-name="Source_5f_Text"><text:span text:style-name="T168">Támadó:</text:span></text:span><text:span text:style-name="Source_5f_Text"><text:span text:style-name="T166"><text:line-break/></text:span></text:span><text:span text:style-name="Source_5f_Text"><text:span text:style-name="T179">Megnyert Kezdeményezés<text:line-break/></text:span></text:span><text:span text:style-name="Source_5f_Text"><text:span text:style-name="T166">Előny+1 TÉ dobásra<text:line-break/>VÉ csökk</text:span></text:span><text:span text:style-name="Source_5f_Text"><text:span text:style-name="T180">:</text:span></text:span><text:span text:style-name="Source_5f_Text"><text:span text:style-name="T181"> </text:span></text:span><text:span text:style-name="Source_5f_Text"><text:span text:style-name="T182">2</text:span></text:span><text:span text:style-name="Source_5f_Text"><text:span text:style-name="T181"> + k20T</text:span></text:span><text:span text:style-name="Source_5f_Text"><text:span text:style-name="T166"><text:line-break/></text:span></text:span><text:span text:style-name="Source_5f_Text"><text:span text:style-name="T168">Védő:</text:span></text:span><text:span text:style-name="Source_5f_Text"><text:span text:style-name="T166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7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7">Nagy méretű lény <text:span text:style-name="T183">(</text:span>1-<text:span text:style-name="T184">2</text:span><text:span text:style-name="T183">)</text:span></text:p>
          </table:table-cell>
          <table:table-cell table:style-name="Table2.A2" office:value-type="string">
            <text:p text:style-name="P98">VÉ csökkentés bónusz +[1;<text:span text:style-name="T184">2</text:span>]<text:line-break/><text:span text:style-name="T185">Nagy Erőbónusz (SP)</text:span></text:p>
          </table:table-cell>
          <table:table-cell table:style-name="Table2.C2" office:value-type="string">
            <text:p text:style-name="P112"><text:span text:style-name="T185">Nagy </text:span>Erőbónusz <text:span text:style-name="T185">S</text:span>ebzéshez (SP).<text:line-break/><text:span text:style-name="T185">Pl</text:span>: Gólem: +<text:span text:style-name="T184">1</text:span> VÉ csökkentés, Sárkány:+<text:span text:style-name="T184">2</text:span> VÉ csökkentés</text:p>
          </table:table-cell>
        </table:table-row>
        <table:table-row table:style-name="Table2.25">
          <table:table-cell table:style-name="Table2.A2" office:value-type="string">
            <text:p text:style-name="P97">Pusztakezes harc</text:p>
          </table:table-cell>
          <table:table-cell table:style-name="Table2.A2" office:value-type="string">
            <text:p text:style-name="P111"><text:span text:style-name="Source_5f_Text"><text:span text:style-name="T166">TÉ:-</text:span></text:span><text:span text:style-name="Source_5f_Text"><text:span text:style-name="T186">3</text:span></text:span><text:span text:style-name="Source_5f_Text"><text:span text:style-name="T166">, VÉ:-</text:span></text:span><text:span text:style-name="Source_5f_Text"><text:span text:style-name="T186">3</text:span></text:span><text:span text:style-name="Source_5f_Text"><text:span text:style-name="T166">; </text:span></text:span><text:span text:style-name="Source_5f_Text"><text:span text:style-name="T187">SP:-5</text:span></text:span></text:p>
          </table:table-cell>
          <table:table-cell table:style-name="Table2.C2" office:value-type="string">
            <text:p text:style-name="P112"/>
          </table:table-cell>
        </table:table-row>
        <table:table-row table:style-name="Table2.26">
          <table:table-cell table:style-name="Table2.A2" office:value-type="string">
            <text:p text:style-name="P97">Rosszabbik kézben tartott fegyver</text:p>
          </table:table-cell>
          <table:table-cell table:style-name="Table2.A2" office:value-type="string">
            <text:p text:style-name="P111"><text:span text:style-name="Source_5f_Text"><text:span text:style-name="T166">Hátrány-1 TÉ dobásra</text:span></text:span></text:p>
          </table:table-cell>
          <table:table-cell table:style-name="Table2.C2" office:value-type="string">
            <text:p text:style-name="P97"><text:span text:style-name="T188">Kivétel: </text:span><text:a xlink:type="simple" xlink:href="https://github.com/kaktusztea/szilankrpg/blob/master/md/fortelyok.harci/ketkezesseg.md" text:style-name="Internet_20_link" text:visited-style-name="Visited_20_Internet_20_Link"><text:span text:style-name="T8">Kétkezesség</text:span></text:a> fortély. Csak annyit ad, hogy rosszabbik kézzel is levonás nélkül tudsz harcolni, de csak 1 fegyverrel!</text:p>
          </table:table-cell>
        </table:table-row>
        <table:table-row table:style-name="Table2.27">
          <table:table-cell table:style-name="Table2.A2" office:value-type="string">
            <text:p text:style-name="P97">Sebzéstípus: elsődleges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8">
          <table:table-cell table:style-name="Table2.A2" office:value-type="string">
            <text:p text:style-name="P97">Sebzéstípus: egyenjogú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9">
          <table:table-cell table:style-name="Table2.A2" office:value-type="string">
            <text:p text:style-name="P97">Sebzéstípus másodlagos</text:p>
          </table:table-cell>
          <table:table-cell table:style-name="Table2.A2" office:value-type="string">
            <text:p text:style-name="P98">Hátrány-1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0">
          <table:table-cell table:style-name="Table2.A2" office:value-type="string">
            <text:p text:style-name="P97">Sebzéstípus alkalmatlan</text:p>
          </table:table-cell>
          <table:table-cell table:style-name="Table2.A2" office:value-type="string">
            <text:p text:style-name="P119">Hátrány-<text:span text:style-name="T106">2</text:span>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1">
          <table:table-cell table:style-name="Table2.A2" office:value-type="string">
            <text:p text:style-name="P97">Sötét: Félhomály</text:p>
          </table:table-cell>
          <table:table-cell table:style-name="Table2.A2" office:value-type="string">
            <text:p text:style-name="P98">Hátrány-1 TÉ dobásra<text:line-break/>Érzék(látás) - zavart</text:p>
          </table:table-cell>
          <table:table-cell table:style-name="Table2.C2" office:value-type="string">
            <text:p text:style-name="P97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7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7">Sötét: teljes, zajokkal</text:p>
          </table:table-cell>
          <table:table-cell table:style-name="Table2.A2" office:value-type="string">
            <text:p text:style-name="P120">Hátrány-1 TÉ dobásra<text:line-break/>Érzék(látás) - <text:span text:style-name="T189">teljes</text:span></text:p>
          </table:table-cell>
          <table:table-cell table:style-name="Table2.C2" office:value-type="string">
            <text:p text:style-name="P121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33">
          <table:table-cell table:style-name="Table2.A2" office:value-type="string">
            <text:p text:style-name="P97">Sötét: teljes, csendben</text:p>
          </table:table-cell>
          <table:table-cell table:style-name="Table2.A2" office:value-type="string">
            <text:p text:style-name="P120">Hátrány-<text:span text:style-name="T189">2</text:span> TÉ dobásra<text:line-break/>Érzék(látás) - <text:span text:style-name="T189">teljes</text:span></text:p>
          </table:table-cell>
          <table:table-cell table:style-name="Table2.C2" office:value-type="string">
            <text:p text:style-name="P121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34">
          <table:table-cell table:style-name="Table2.A2" office:value-type="string">
            <text:p text:style-name="P122">Tűz ruhán - ég</text:p>
          </table:table-cell>
          <table:table-cell table:style-name="Table2.A2" office:value-type="string">
            <text:p text:style-name="P123">Hátrány-1 Támadó dobásra</text:p>
            <text:p text:style-name="P123"><text:span text:style-name="T185">(k20 -</text:span>5<text:span text:style-name="T185">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5">
          <table:table-cell table:style-name="Table2.A2" office:value-type="string">
            <text:p text:style-name="P122">Tűz ruhán - <text:span text:style-name="T185">lángol</text:span></text:p>
          </table:table-cell>
          <table:table-cell table:style-name="Table2.A2" office:value-type="string">
            <text:p text:style-name="P124">Hátrány-<text:span text:style-name="T185">2</text:span> Támadó dobásra</text:p>
            <text:p text:style-name="P124"><text:span text:style-name="T185">(k20 +0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6">
          <table:table-cell table:style-name="Table2.A2" office:value-type="string">
            <text:p text:style-name="P122">Vadállatok elleni harc</text:p>
          </table:table-cell>
          <table:table-cell table:style-name="Table2.A2" office:value-type="string">
            <text:p text:style-name="P125">Lásd a leírást.</text:p>
          </table:table-cell>
          <table:table-cell table:style-name="Table2.C2" office:value-type="string">
            <text:p text:style-name="P114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2">Védekező takarásban</text:p>
          </table:table-cell>
          <table:table-cell table:style-name="Table2.A2" office:value-type="string">
            <text:p text:style-name="P126"><text:span text:style-name="Source_5f_Text"><text:span text:style-name="T166">Hátrány-1 TÉ dobásra mindkét félné</text:span></text:span><text:span text:style-name="Source_5f_Text"><text:span text:style-name="T190">l</text:span></text:span></text:p>
          </table:table-cell>
          <table:table-cell table:style-name="Table2.C2" office:value-type="string">
            <text:p text:style-name="P97"/>
          </table:table-cell>
        </table:table-row>
        <table:table-row table:style-name="Table2.38">
          <table:table-cell table:style-name="Table2.A2" office:value-type="string">
            <text:p text:style-name="P97">Védő Érték kiterjesztése másra</text:p>
          </table:table-cell>
          <table:table-cell table:style-name="Table2.A2" office:value-type="string">
            <text:p text:style-name="P98">Többszörös támadás elvesztése<text:line-break/>VÉ veszteség duplázódik</text:p>
          </table:table-cell>
          <table:table-cell table:style-name="Table2.C2" office:value-type="string">
            <text:p text:style-name="P127"><text:span text:style-name="T191">A büntetések </text:span>csökkenthető<text:span text:style-name="T191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91">y tanulásával.</text:span></text:p>
          </table:table-cell>
        </table:table-row>
        <table:table-row table:style-name="Table2.38">
          <table:table-cell table:style-name="Table2.A2" office:value-type="string">
            <text:p text:style-name="P128">Vér elvakít</text:p>
          </table:table-cell>
          <table:table-cell table:style-name="Table2.A2" office:value-type="string">
            <text:p text:style-name="P98">Érzék (Látás) - zavart</text:p>
            <text:p text:style-name="P98">Hátrány-1: Támadó dobásra</text:p>
          </table:table-cell>
          <table:table-cell table:style-name="Table2.C2" office:value-type="string">
            <text:p text:style-name="P127"/>
          </table:table-cell>
        </table:table-row>
      </table:table>
      <text:p text:style-name="P70"><text:span text:style-name="_5b_RPG_5d__20_Kiemelt_20_kifejezés"><text:span text:style-name="T192"/></text:span></text:p>
      <text:p text:style-name="P129"><text:span text:style-name="_5b_RPG_5d__20_Kiemelt_20_kifejezés"><text:span text:style-name="T192"/></text:span></text:p>
      <text:p text:style-name="P130"><text:span text:style-name="_5b_RPG_5d__20_Kiemelt_20_kifejezés"><text:span text:style-name="T192">Távolsági harc</text:span></text:span></text:p>
      <text:p text:style-name="P129"><text:span text:style-name="_5b_RPG_5d__20_Kiemelt_20_kifejezés"><text:span text:style-name="T63"><text:s/></text:span></text:span></text:p>
      <text:p text:style-name="P131"><text:span text:style-name="_5b_RPG_5d__20_Kiemelt_20_kifejezés"><text:span text:style-name="T193">Támadó CÉ</text:span></text:span><text:span text:style-name="_5b_RPG_5d__20_Kiemelt_20_kifejezés"><text:span text:style-name="T101"> = <text:s/>-</text:span></text:span><text:span text:style-name="_5b_RPG_5d__20_Kiemelt_20_kifejezés"><text:span text:style-name="T194">1</text:span></text:span><text:span text:style-name="_5b_RPG_5d__20_Kiemelt_20_kifejezés"><text:span text:style-name="T195">5</text:span></text:span><text:span text:style-name="_5b_RPG_5d__20_Kiemelt_20_kifejezés"><text:span text:style-name="T196"> + CM + </text:span></text:span><text:span text:style-name="_5b_RPG_5d__20_Kiemelt_20_kifejezés"><text:span text:style-name="T101">Harcmodor CÉ </text:span></text:span><text:span text:style-name="_5b_RPG_5d__20_Kiemelt_20_kifejezés"><text:span text:style-name="T196">+ </text:span></text:span><text:span text:style-name="_5b_RPG_5d__20_Kiemelt_20_kifejezés"><text:span text:style-name="T101">Önuralom + Fegyver </text:span></text:span><text:span text:style-name="_5b_RPG_5d__20_Kiemelt_20_kifejezés"><text:span text:style-name="T197">CÉ</text:span></text:span><text:span text:style-name="_5b_RPG_5d__20_Kiemelt_20_kifejezés"><text:span text:style-name="T101"> + Mf <text:s text:c="2"/>+ </text:span></text:span><text:span text:style-name="_5b_RPG_5d__20_Kiemelt_20_kifejezés"><text:span text:style-name="T194">k20</text:span></text:span></text:p>
      <text:p text:style-name="P131"><text:span text:style-name="_5b_RPG_5d__20_Kiemelt_20_kifejezés"><text:span text:style-name="T194"/></text:span></text:p>
      <text:p text:style-name="P131"><text:span text:style-name="_5b_RPG_5d__20_Kiemelt_20_kifejezés"><text:span text:style-name="T101">Célpont VÉ = Szorzó x Cella</text:span></text:span></text:p>
      <text:list text:style-name="L1">
        <text:list-header>
          <text:p text:style-name="P132"><text:span text:style-name="_5b_RPG_5d__20_Kiemelt_20_kifejezés"><text:span text:style-name="T193">Szorzó</text:span></text:span><text:span text:style-name="_5b_RPG_5d__20_Kiemelt_20_kifejezés"><text:span text:style-name="T101"> = </text:span></text:span><text:span text:style-name="_5b_RPG_5d__20_Kiemelt_20_kifejezés"><text:span text:style-name="T198">Mozgás</text:span></text:span><text:span text:style-name="_5b_RPG_5d__20_Kiemelt_20_kifejezés"><text:span text:style-name="T101"> + </text:span></text:span><text:span text:style-name="_5b_RPG_5d__20_Kiemelt_20_kifejezés"><text:span text:style-name="T199">Méret</text:span></text:span><text:span text:style-name="_5b_RPG_5d__20_Kiemelt_20_kifejezés"><text:span text:style-name="T101"> + </text:span></text:span><text:span text:style-name="_5b_RPG_5d__20_Kiemelt_20_kifejezés"><text:span text:style-name="T200">É</text:span></text:span><text:span text:style-name="_5b_RPG_5d__20_Kiemelt_20_kifejezés"><text:span text:style-name="T201">szlelhetősé</text:span></text:span><text:span text:style-name="_5b_RPG_5d__20_Kiemelt_20_kifejezés"><text:span text:style-name="T200">g</text:span></text:span><text:span text:style-name="_5b_RPG_5d__20_Kiemelt_20_kifejezés"><text:span text:style-name="T202"> </text:span></text:span><text:span text:style-name="_5b_RPG_5d__20_Kiemelt_20_kifejezés"><text:span text:style-name="T203">+ </text:span></text:span><text:span text:style-name="_5b_RPG_5d__20_Kiemelt_20_kifejezés"><text:span text:style-name="T204">Szél</text:span></text:span><text:span text:style-name="_5b_RPG_5d__20_Kiemelt_20_kifejezés"><text:span text:style-name="T205"> módosítók</text:span></text:span></text:p>
          <text:p text:style-name="P132"><text:span text:style-name="_5b_RPG_5d__20_Kiemelt_20_kifejezés"><text:span text:style-name="T101">Cella = (Cél táv</text:span></text:span><text:span text:style-name="_5b_RPG_5d__20_Kiemelt_20_kifejezés"><text:span text:style-name="T206">olság</text:span></text:span><text:span text:style-name="_5b_RPG_5d__20_Kiemelt_20_kifejezés"><text:span text:style-name="T101"> / Fegyver </text:span></text:span><text:span text:style-name="_5b_RPG_5d__20_Kiemelt_20_kifejezés"><text:span text:style-name="T193">Osztó</text:span></text:span><text:span text:style-name="_5b_RPG_5d__20_Kiemelt_20_kifejezés"><text:span text:style-name="T101">) <text:s/></text:span></text:span><text:span text:style-name="_5b_RPG_5d__20_Kiemelt_20_kifejezés"><text:span text:style-name="T66">↑</text:span></text:span></text:p>
        </text:list-header>
      </text:list>
      <text:h text:style-name="P133" text:outline-level="3"><text:span text:style-name="_5b_RPG_5d__20_Kiemelt_20_kifejezés"><text:span text:style-name="T207"><text:s/></text:span></text:span></text:h>
      <text:h text:style-name="P133" text:outline-level="3"><text:span text:style-name="_5b_RPG_5d__20_Kiemelt_20_kifejezés"><text:span text:style-name="T114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4"><text:span text:style-name="_5b_RPG_5d__20_Kiemelt_20_kifejezés"><text:span text:style-name="T198">Mozgás</text:span></text:span></text:p>
              </table:table-cell>
              <table:table-cell table:style-name="Táblázat11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6">Álló</text:p>
            </table:table-cell>
            <table:table-cell table:style-name="Táblázat11.B2" office:value-type="string">
              <text:p text:style-name="P136"><text:span text:style-name="T208">1</text:span>x</text:p>
            </table:table-cell>
          </table:table-row>
          <table:table-row>
            <table:table-cell table:style-name="Táblázat11.A3" office:value-type="string">
              <text:p text:style-name="P137">Lassú, egyenletes</text:p>
            </table:table-cell>
            <table:table-cell table:style-name="Táblázat11.B3" office:value-type="string">
              <text:p text:style-name="P137"><text:span text:style-name="T208">2</text:span>x</text:p>
            </table:table-cell>
          </table:table-row>
          <table:table-row>
            <table:table-cell table:style-name="Táblázat11.A4" office:value-type="string">
              <text:p text:style-name="P137">Gyors, egyenletes</text:p>
            </table:table-cell>
            <table:table-cell table:style-name="Táblázat11.B4" office:value-type="string">
              <text:p text:style-name="P137"><text:span text:style-name="T208">3</text:span>x</text:p>
            </table:table-cell>
          </table:table-row>
          <table:table-row>
            <table:table-cell table:style-name="Táblázat11.A2" office:value-type="string">
              <text:p text:style-name="P137">Kiszámíthatatlan</text:p>
            </table:table-cell>
            <table:table-cell table:style-name="Táblázat11.B3" office:value-type="string">
              <text:p text:style-name="P137"><text:span text:style-name="T208">5</text:span>x</text:p>
            </table:table-cell>
          </table:table-row>
          <table:table-row>
            <table:table-cell table:style-name="Táblázat11.A6" office:value-type="string">
              <text:p text:style-name="P137">Harcoló célpont <text:span text:style-name="T209">(1 cél)</text:span></text:p>
            </table:table-cell>
            <table:table-cell table:style-name="Táblázat11.B6" office:value-type="string">
              <text:p text:style-name="P137"><text:span text:style-name="T208">7</text:span>x</text:p>
            </table:table-cell>
          </table:table-row>
          <table:table-row>
            <table:table-cell table:style-name="Táblázat11.A7" office:value-type="string">
              <text:p text:style-name="P138">Harcoló csoport<text:line-break/>(bárki jó találatnak)</text:p>
            </table:table-cell>
            <table:table-cell table:style-name="Táblázat11.B7" office:value-type="string">
              <text:p text:style-name="P138"><text:span text:style-name="T208">2</text:span>x</text:p>
            </table:table-cell>
          </table:table-row>
          <table:table-row>
            <table:table-cell table:style-name="Táblázat11.A8" office:value-type="string">
              <text:p text:style-name="P137">Sikertelenül szándékosan kitérő célpont</text:p>
            </table:table-cell>
            <table:table-cell table:style-name="Táblázat11.B8" office:value-type="string">
              <text:p text:style-name="P139"><text:span text:style-name="T208">3</text:span>x</text:p>
            </table:table-cell>
          </table:table-row>
        </table:table>
        <text:p text:style-name="P140"><text:span text:style-name="_5b_RPG_5d__20_Kiemelt_20_kifejezés"><text:span text:style-name="T193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4"><text:span text:style-name="_5b_RPG_5d__20_Kiemelt_20_kifejezés"><text:span text:style-name="T210">Lövész m</text:span></text:span><text:span text:style-name="_5b_RPG_5d__20_Kiemelt_20_kifejezés"><text:span text:style-name="T198">ozgás</text:span></text:span><text:span text:style-name="_5b_RPG_5d__20_Kiemelt_20_kifejezés"><text:span text:style-name="T210">a</text:span></text:span></text:p>
              </table:table-cell>
              <table:table-cell table:style-name="Table1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6">Álló</text:p>
            </table:table-cell>
            <table:table-cell table:style-name="Table1.B2" office:value-type="string">
              <text:p text:style-name="P136"><text:span text:style-name="T211">+0</text:span>x</text:p>
            </table:table-cell>
          </table:table-row>
          <table:table-row>
            <table:table-cell table:style-name="Table1.A3" office:value-type="string">
              <text:p text:style-name="P137">Lassú, egyenletes <text:span text:style-name="T211">séta</text:span></text:p>
            </table:table-cell>
            <table:table-cell table:style-name="Table1.B3" office:value-type="string">
              <text:p text:style-name="P141">+<text:span text:style-name="T209">1</text:span>x</text:p>
            </table:table-cell>
          </table:table-row>
          <table:table-row>
            <table:table-cell table:style-name="Table1.A3" office:value-type="string">
              <text:p text:style-name="P141">Lassú futás</text:p>
            </table:table-cell>
            <table:table-cell table:style-name="Table1.B3" office:value-type="string">
              <text:p text:style-name="P141">+<text:span text:style-name="T209">2</text:span>x</text:p>
            </table:table-cell>
          </table:table-row>
          <table:table-row>
            <table:table-cell table:style-name="Table1.A5" office:value-type="string">
              <text:p text:style-name="P141">Rohan</text:p>
            </table:table-cell>
            <table:table-cell table:style-name="Table1.B5" office:value-type="string">
              <text:p text:style-name="P141">+<text:span text:style-name="T209">3</text:span>x</text:p>
            </table:table-cell>
          </table:table-row>
        </table:table>
        <text:p text:style-name="P140"><text:span text:style-name="_5b_RPG_5d__20_Kiemelt_20_kifejezés"><text:span text:style-name="T193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2"><text:span text:style-name="_5b_RPG_5d__20_Kiemelt_20_kifejezés"><text:span text:style-name="T212">Méret</text:span></text:span></text:p>
              </table:table-cell>
              <table:table-cell table:style-name="Táblázat9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7">Pénzérme</text:p>
            </table:table-cell>
            <table:table-cell table:style-name="Táblázat9.B2" office:value-type="string">
              <text:p text:style-name="P137">+<text:span text:style-name="T209">4</text:span>x</text:p>
            </table:table-cell>
          </table:table-row>
          <table:table-row>
            <table:table-cell table:style-name="Táblázat9.A2" office:value-type="string">
              <text:p text:style-name="P137">Alma</text:p>
            </table:table-cell>
            <table:table-cell table:style-name="Táblázat9.B2" office:value-type="string">
              <text:p text:style-name="P137">+<text:span text:style-name="T209">3</text:span>x</text:p>
            </table:table-cell>
          </table:table-row>
          <table:table-row>
            <table:table-cell table:style-name="Táblázat9.A2" office:value-type="string">
              <text:p text:style-name="P137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37">+<text:span text:style-name="T209">2</text:span>x</text:p>
            </table:table-cell>
          </table:table-row>
          <table:table-row>
            <table:table-cell table:style-name="Táblázat9.A2" office:value-type="string">
              <text:p text:style-name="P139"><text:span text:style-name="T209">Törpe, Sas, </text:span>Hiúz</text:p>
            </table:table-cell>
            <table:table-cell table:style-name="Táblázat9.B2" office:value-type="string">
              <text:p text:style-name="P139">+<text:span text:style-name="T209">1</text:span>x</text:p>
            </table:table-cell>
          </table:table-row>
          <table:table-row>
            <table:table-cell table:style-name="Táblázat9.A2" office:value-type="string">
              <text:p text:style-name="P143">cél félfedezék mögött</text:p>
            </table:table-cell>
            <table:table-cell table:style-name="Táblázat9.B2" office:value-type="string">
              <text:p text:style-name="P137">+1x</text:p>
            </table:table-cell>
          </table:table-row>
          <table:table-row>
            <table:table-cell table:style-name="Táblázat9.A7" office:value-type="string">
              <text:p text:style-name="P136">Átlagos ember/elf méretű</text:p>
            </table:table-cell>
            <table:table-cell table:style-name="Táblázat9.B7" office:value-type="string">
              <text:p text:style-name="P136">+0x</text:p>
            </table:table-cell>
          </table:table-row>
          <table:table-row>
            <table:table-cell table:style-name="Táblázat9.A8" office:value-type="string">
              <text:p text:style-name="P137">Ogre</text:p>
            </table:table-cell>
            <table:table-cell table:style-name="Táblázat9.B8" office:value-type="string">
              <text:p text:style-name="P137">-1x</text:p>
            </table:table-cell>
          </table:table-row>
          <table:table-row>
            <table:table-cell table:style-name="Táblázat9.A8" office:value-type="string">
              <text:p text:style-name="P144">Ló oldalról / <text:span text:style-name="T30">2 ember</text:span></text:p>
            </table:table-cell>
            <table:table-cell table:style-name="Táblázat9.B8" office:value-type="string">
              <text:p text:style-name="P137">-<text:span text:style-name="T209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37">Lovas, <text:span text:style-name="T209">Bölény</text:span></text:p>
            </table:table-cell>
            <table:table-cell table:style-name="Táblázat9.B8" office:value-type="string">
              <text:p text:style-name="P137">-<text:span text:style-name="T209">2</text:span>x</text:p>
            </table:table-cell>
          </table:table-row>
          <table:table-row>
            <table:table-cell table:style-name="Táblázat9.A11" office:value-type="string">
              <text:p text:style-name="P137">Ó<text:span text:style-name="T30">riás</text:span></text:p>
            </table:table-cell>
            <table:table-cell table:style-name="Táblázat9.B8" office:value-type="string">
              <text:p text:style-name="P137">-<text:span text:style-name="T209">3</text:span><text:span text:style-name="T30">x</text:span></text:p>
            </table:table-cell>
          </table:table-row>
        </table:table>
        <text:p text:style-name="P140"><text:span text:style-name="_5b_RPG_5d__20_Kiemelt_20_kifejezés"><text:span text:style-name="T193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5">A célpont <text:span text:style-name="T213">É</text:span><text:span text:style-name="T214">szlelhetősége</text:span></text:p>
              </table:table-cell>
              <table:table-cell table:style-name="Táblázat8.A1" office:value-type="string">
                <text:p text:style-name="P135">Módosító</text:p>
              </table:table-cell>
              <table:table-cell table:style-name="Táblázat8.C1" office:value-type="string">
                <text:p text:style-name="P135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7">Jól kivehető kontúr</text:p>
            </table:table-cell>
            <table:table-cell table:style-name="Táblázat8.A2" office:value-type="string">
              <text:p text:style-name="P137">0x</text:p>
            </table:table-cell>
            <table:table-cell table:style-name="Táblázat8.C2" office:value-type="string">
              <text:p text:style-name="P137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5">Szürkület<text:span text:style-name="T215">ben</text:span></text:p>
            </table:table-cell>
            <table:table-cell table:style-name="Táblázat8.B3" office:value-type="string">
              <text:p text:style-name="P143">1x</text:p>
            </table:table-cell>
            <table:table-cell table:style-name="Táblázat8.C3" office:value-type="string">
              <text:p text:style-name="P137"/>
            </table:table-cell>
          </table:table-row>
          <table:table-row>
            <table:table-cell table:style-name="Táblázat8.A4" office:value-type="string">
              <text:p text:style-name="P137">Homályos kontúr</text:p>
            </table:table-cell>
            <table:table-cell table:style-name="Táblázat8.B4" office:value-type="string">
              <text:p text:style-name="P137"><text:span text:style-name="T209">1</text:span>x</text:p>
            </table:table-cell>
            <table:table-cell table:style-name="Táblázat8.C4" office:value-type="string">
              <text:p text:style-name="P137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7">Éppen kivehető kontúr (zajos)</text:p>
            </table:table-cell>
            <table:table-cell table:style-name="Táblázat8.B5" office:value-type="string">
              <text:p text:style-name="P137"><text:span text:style-name="T209">2</text:span>x</text:p>
            </table:table-cell>
            <table:table-cell table:style-name="Táblázat8.C5" office:value-type="string">
              <text:p text:style-name="P137">Sötétben moccanó, neszező árnyak</text:p>
            </table:table-cell>
          </table:table-row>
          <table:table-row>
            <table:table-cell table:style-name="Táblázat8.A3" office:value-type="string">
              <text:p text:style-name="P137">Éppen kivehető kontúr (csendes)</text:p>
            </table:table-cell>
            <table:table-cell table:style-name="Táblázat8.B6" office:value-type="string">
              <text:p text:style-name="P137"><text:span text:style-name="T209">5</text:span>x</text:p>
            </table:table-cell>
            <table:table-cell table:style-name="Táblázat8.C6" office:value-type="string">
              <text:p text:style-name="P137">Sötétben, csendben lapuló árnyak</text:p>
            </table:table-cell>
          </table:table-row>
          <table:table-row>
            <table:table-cell table:style-name="Táblázat8.A3" office:value-type="string">
              <text:p text:style-name="P137">Háttérrel egybeolvadó kontúr (zajos)</text:p>
            </table:table-cell>
            <table:table-cell table:style-name="Táblázat8.B6" office:value-type="string">
              <text:p text:style-name="P137"><text:span text:style-name="T209">5</text:span>x<text:span text:style-name="T2">*</text:span></text:p>
            </table:table-cell>
            <table:table-cell table:style-name="Táblázat8.C6" office:value-type="string">
              <text:p text:style-name="P137">Vaksötétben harcoló ellenfél<text:line-break/><text:span text:style-name="T216">*</text:span><text:span text:style-name="T217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7">Háttérrel egybeolvadó kontúr (csendes)</text:p>
            </table:table-cell>
            <table:table-cell table:style-name="Táblázat8.B6" office:value-type="string">
              <text:p text:style-name="P146">Lehetetle<text:span text:style-name="T215">n</text:span></text:p>
            </table:table-cell>
            <table:table-cell table:style-name="Táblázat8.C6" office:value-type="string">
              <text:p text:style-name="P137"><text:span text:style-name="T209">Nem látható, l</text:span>opakodó, némán osonó fejvadász</text:p>
            </table:table-cell>
          </table:table-row>
        </table:table>
        <text:p text:style-name="P147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2"><text:span text:style-name="_5b_RPG_5d__20_Kiemelt_20_kifejezés"><text:span text:style-name="T204">Szél </text:span></text:span><text:span text:style-name="_5b_RPG_5d__20_Kiemelt_20_kifejezés"><text:span text:style-name="T218">ereje</text:span></text:span></text:p>
              </table:table-cell>
              <table:table-cell table:style-name="Table3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3">Szélcsend</text:p>
            </table:table-cell>
            <table:table-cell table:style-name="Table3.B2" office:value-type="string">
              <text:p text:style-name="P143">+0</text:p>
            </table:table-cell>
          </table:table-row>
          <table:table-row>
            <table:table-cell table:style-name="Table3.A2" office:value-type="string">
              <text:p text:style-name="P148">Enyhe szél</text:p>
            </table:table-cell>
            <table:table-cell table:style-name="Table3.B2" office:value-type="string">
              <text:p text:style-name="P148">+<text:span text:style-name="T209">1</text:span>x</text:p>
            </table:table-cell>
          </table:table-row>
          <table:table-row>
            <table:table-cell table:style-name="Table3.A2" office:value-type="string">
              <text:p text:style-name="P137"><text:span text:style-name="T219">E</text:span>rős <text:span text:style-name="T219">szél</text:span></text:p>
            </table:table-cell>
            <table:table-cell table:style-name="Table3.B2" office:value-type="string">
              <text:p text:style-name="P137">+<text:span text:style-name="T209">2</text:span>x</text:p>
            </table:table-cell>
          </table:table-row>
          <table:table-row>
            <table:table-cell table:style-name="Table3.A2" office:value-type="string">
              <text:p text:style-name="P137">Viharos</text:p>
            </table:table-cell>
            <table:table-cell table:style-name="Table3.B2" office:value-type="string">
              <text:p text:style-name="P137">+<text:span text:style-name="T209">3</text:span>x</text:p>
            </table:table-cell>
          </table:table-row>
          <table:table-row>
            <table:table-cell table:style-name="Table3.A2" office:value-type="string">
              <text:p text:style-name="P137">Orkán erejű</text:p>
            </table:table-cell>
            <table:table-cell table:style-name="Table3.B2" office:value-type="string">
              <text:p text:style-name="P149">A lövés lehetetlen</text:p>
            </table:table-cell>
          </table:table-row>
        </table:table>
        <text:p text:style-name="P147"><text:s/></text:p>
        <text:p text:style-name="P150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1">Fegyverkategória</text:p>
              </table:table-cell>
              <table:table-cell table:style-name="Table4.A1" office:value-type="string">
                <text:p text:style-name="P151">Osztó</text:p>
              </table:table-cell>
              <table:table-cell table:style-name="Table4.A1" office:value-type="string">
                <text:p text:style-name="P151">Példa fegyverek</text:p>
              </table:table-cell>
              <table:table-cell table:style-name="Table4.D1" office:value-type="string">
                <text:p text:style-name="P151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4">Nem hajításra készített tárgyak</text:p>
            </table:table-cell>
            <table:table-cell table:style-name="Table4.A2" office:value-type="string">
              <text:p text:style-name="P144"><text:s/>1</text:p>
            </table:table-cell>
            <table:table-cell table:style-name="Table4.A2" office:value-type="string">
              <text:p text:style-name="P144">Kard, zsámoly, söröskorsó</text:p>
            </table:table-cell>
            <table:table-cell table:style-name="Table4.D2" office:value-type="string">
              <text:p text:style-name="P144">Maximális Hatótávjukhoz <text:span text:style-name="T220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4">Apró hajítófegyverek</text:p>
            </table:table-cell>
            <table:table-cell table:style-name="Table4.A2" office:value-type="string">
              <text:p text:style-name="P144">2</text:p>
            </table:table-cell>
            <table:table-cell table:style-name="Table4.A2" office:value-type="string">
              <text:p text:style-name="P144">Tőr, dobótőr, hajítóbárd</text:p>
            </table:table-cell>
            <table:table-cell table:style-name="Table4.D2" office:value-type="string">
              <text:p text:style-name="P144">-</text:p>
            </table:table-cell>
          </table:table-row>
          <table:table-row>
            <table:table-cell table:style-name="Table4.A4" office:value-type="string">
              <text:p text:style-name="P144">Íjak</text:p>
            </table:table-cell>
            <table:table-cell table:style-name="Table4.A2" office:value-type="string">
              <text:p text:style-name="P144">3</text:p>
            </table:table-cell>
            <table:table-cell table:style-name="Table4.C4" office:value-type="string">
              <text:p text:style-name="P144">Rövid íj, hosszú íj,<text:line-break/>+ Kézi nyílpuska, <text:line-break/>dárda, lándzsa, </text:p>
            </table:table-cell>
            <table:table-cell table:style-name="Table4.D2" office:value-type="string">
              <text:p text:style-name="P144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44">Nyílpuskák</text:p>
            </table:table-cell>
            <table:table-cell table:style-name="Table4.A2" office:value-type="string">
              <text:p text:style-name="P144">4</text:p>
            </table:table-cell>
            <table:table-cell table:style-name="Table4.C4" office:value-type="string">
              <text:p text:style-name="P144">Minden nyílpuska <text:line-break/>kivéve Kézi és <text:span text:style-name="T220">Kharei</text:span></text:p>
            </table:table-cell>
            <table:table-cell table:style-name="Table4.D2" office:value-type="string">
              <text:p text:style-name="P144"><text:span text:style-name="T185">K</text:span>ézi nyílpuskától felfelé <text:span text:style-name="T2">Páncéltörőnek</text:span> számít: </text:p>
              <text:p text:style-name="P144">SFÉ = a vért rétegeinek száma </text:p>
            </table:table-cell>
          </table:table-row>
        </table:table>
        <text:p text:style-name="P152"><text:s/></text:p>
      </text:section>
      <text:h text:style-name="P153" text:outline-level="3">Szándékos kitérés lövés elől</text:h>
      <text:p text:style-name="P154">Akrobatika képzetlenségpróba (Gyorsaság Tulajdonsággal). Távolság és fegyver függő.</text:p>
      <text:p text:style-name="P154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5">Gyorsaságpróba célszám</text:p>
            </table:table-cell>
            <table:table-cell table:style-name="Tábla1.B1" office:value-type="string">
              <text:p text:style-name="P155">Dobófegyverek</text:p>
            </table:table-cell>
            <table:table-cell table:style-name="Tábla1.B1" office:value-type="string">
              <text:p text:style-name="P155">Íjak</text:p>
            </table:table-cell>
            <table:table-cell table:style-name="Tábla1.D1" office:value-type="string">
              <text:p text:style-name="P155">Nyílpuskák</text:p>
            </table:table-cell>
          </table:table-row>
        </table:table-header-rows>
        <table:table-row>
          <table:table-cell table:style-name="Tábla1.A2" office:value-type="string">
            <text:p text:style-name="P156">9</text:p>
          </table:table-cell>
          <table:table-cell table:style-name="Tábla1.B2" office:value-type="string">
            <text:p text:style-name="P157">Testközelben</text:p>
          </table:table-cell>
          <table:table-cell table:style-name="Tábla1.C2" office:value-type="string">
            <text:p text:style-name="P157">N/A</text:p>
          </table:table-cell>
          <table:table-cell table:style-name="Tábla1.D2" office:value-type="string">
            <text:p text:style-name="P157">N/A</text:p>
          </table:table-cell>
        </table:table-row>
        <table:table-row>
          <table:table-cell table:style-name="Tábla1.A2" office:value-type="string">
            <text:p text:style-name="P156">21</text:p>
          </table:table-cell>
          <table:table-cell table:style-name="Tábla1.B2" office:value-type="string">
            <text:p text:style-name="P157">1m - 3m</text:p>
          </table:table-cell>
          <table:table-cell table:style-name="Tábla1.C2" office:value-type="string">
            <text:p text:style-name="P157">0m - 5m</text:p>
          </table:table-cell>
          <table:table-cell table:style-name="Tábla1.D2" office:value-type="string">
            <text:p text:style-name="P157">0m - 10m</text:p>
          </table:table-cell>
        </table:table-row>
        <table:table-row>
          <table:table-cell table:style-name="Tábla1.A2" office:value-type="string">
            <text:p text:style-name="P156">18</text:p>
          </table:table-cell>
          <table:table-cell table:style-name="Tábla1.B2" office:value-type="string">
            <text:p text:style-name="P157">4m - 6m</text:p>
          </table:table-cell>
          <table:table-cell table:style-name="Tábla1.C2" office:value-type="string">
            <text:p text:style-name="P157">6m - 10m</text:p>
          </table:table-cell>
          <table:table-cell table:style-name="Tábla1.D2" office:value-type="string">
            <text:p text:style-name="P157">11m - 20m</text:p>
          </table:table-cell>
        </table:table-row>
        <table:table-row>
          <table:table-cell table:style-name="Tábla1.A2" office:value-type="string">
            <text:p text:style-name="P156">15</text:p>
          </table:table-cell>
          <table:table-cell table:style-name="Tábla1.B2" office:value-type="string">
            <text:p text:style-name="P157">7m - 9m</text:p>
          </table:table-cell>
          <table:table-cell table:style-name="Tábla1.C2" office:value-type="string">
            <text:p text:style-name="P157">11m - 15m</text:p>
          </table:table-cell>
          <table:table-cell table:style-name="Tábla1.D2" office:value-type="string">
            <text:p text:style-name="P157">21m - 30m</text:p>
          </table:table-cell>
        </table:table-row>
        <table:table-row>
          <table:table-cell table:style-name="Tábla1.A2" office:value-type="string">
            <text:p text:style-name="P156">12</text:p>
          </table:table-cell>
          <table:table-cell table:style-name="Tábla1.B2" office:value-type="string">
            <text:p text:style-name="P157">10m - 12m</text:p>
          </table:table-cell>
          <table:table-cell table:style-name="Tábla1.C2" office:value-type="string">
            <text:p text:style-name="P157">16m - 20m</text:p>
          </table:table-cell>
          <table:table-cell table:style-name="Tábla1.D2" office:value-type="string">
            <text:p text:style-name="P157">31m - 40m</text:p>
          </table:table-cell>
        </table:table-row>
      </table:table>
      <text:p text:style-name="P131"><text:span text:style-name="_5b_RPG_5d__20_Kiemelt_20_kifejezés"><text:span text:style-name="T193"/></text:span></text:p>
      <text:p text:style-name="P158"/>
      <text:h text:style-name="P159" text:outline-level="3">Példalövészet</text:h>
      <text:p text:style-name="P131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21">5</text:span></text:span><text:span text:style-name="_5b_RPG_5d_Kiemelt_20_kifejezés"><text:span text:style-name="T26">.</text:span></text:span></text:p>
      <text:p text:style-name="P131"><text:span text:style-name="_5b_RPG_5d_Kiemelt_20_kifejezés"><text:span text:style-name="T26"/></text:span></text:p>
      <text:p text:style-name="P131"><text:span text:style-name="_5b_RPG_5d_Kiemelt_20_kifejezés"><text:span text:style-name="T26"/></text:span></text:p>
      <text:p text:style-name="P131"><text:span text:style-name="_5b_RPG_5d_Kiemelt_20_kifejezés"><text:span text:style-name="T222">I</text:span></text:span><text:span text:style-name="_5b_RPG_5d_Kiemelt_20_kifejezés"><text:span text:style-name="T223">. </text:span></text:span><text:span text:style-name="_5b_RPG_5d_Kiemelt_20_kifejezés"><text:span text:style-name="T224">Tetves Cé</text:span></text:span><text:span text:style-name="_5b_RPG_5d_Kiemelt_20_kifejezés"><text:span text:style-name="T225">lzó Értéke:</text:span></text:span><text:span text:style-name="_5b_RPG_5d_Kiemelt_20_kifejezés"><text:span text:style-name="T226"> </text:span></text:span><text:span text:style-name="_5b_RPG_5d_Kiemelt_20_kifejezés"><text:span text:style-name="T227">2</text:span></text:span></text:p>
      <text:p text:style-name="P131"><text:span text:style-name="_5b_RPG_5d_Kiemelt_20_kifejezés"><text:span text:style-name="T228"><text:s text:c="2"/></text:span></text:span></text:p>
      <text:p text:style-name="P160"><text:span text:style-name="_5b_RPG_5d_Kiemelt_20_kifejezés"><text:span text:style-name="T229">-1</text:span></text:span><text:span text:style-name="_5b_RPG_5d_Kiemelt_20_kifejezés"><text:span text:style-name="T230">5</text:span></text:span><text:span text:style-name="_5b_RPG_5d_Kiemelt_20_kifejezés"><text:span text:style-name="T229"> (Konstans)</text:span></text:span></text:p>
      <text:p text:style-name="P160"><text:span text:style-name="_5b_RPG_5d_Kiemelt_20_kifejezés"><text:span text:style-name="T231">+ </text:span></text:span><text:span text:style-name="_5b_RPG_5d_Kiemelt_20_kifejezés"><text:span text:style-name="T229">3 (Önuralom)</text:span></text:span></text:p>
      <text:p text:style-name="P160"><text:span text:style-name="_5b_RPG_5d_Kiemelt_20_kifejezés"><text:span text:style-name="T231">+ </text:span></text:span><text:span text:style-name="_5b_RPG_5d_Kiemelt_20_kifejezés"><text:span text:style-name="T229">8 (Nyílpuska CÉ)</text:span></text:span></text:p>
      <text:p text:style-name="P160"><text:span text:style-name="_5b_RPG_5d_Kiemelt_20_kifejezés"><text:span text:style-name="T231">+ </text:span></text:span><text:span text:style-name="_5b_RPG_5d_Kiemelt_20_kifejezés"><text:span text:style-name="T229">3 (CM költött)</text:span></text:span></text:p>
      <text:p text:style-name="P160"><text:span text:style-name="_5b_RPG_5d_Kiemelt_20_kifejezés"><text:span text:style-name="T231">+ </text:span></text:span><text:span text:style-name="_5b_RPG_5d_Kiemelt_20_kifejezés"><text:span text:style-name="T229">3 (Lövészet képzettség 6.szint)</text:span></text:span></text:p>
      <text:p text:style-name="P161"/>
      <text:p text:style-name="P161"/>
      <text:p text:style-name="P162"/>
      <text:p text:style-name="P131"><text:span text:style-name="_5b_RPG_5d_Kiemelt_20_kifejezés"><text:span text:style-name="T222">II</text:span></text:span><text:span text:style-name="_5b_RPG_5d_Kiemelt_20_kifejezés"><text:span text:style-name="T223">. </text:span></text:span><text:span text:style-name="_5b_RPG_5d_Kiemelt_20_kifejezés"><text:span text:style-name="T224">A célpont Védő Értéke:</text:span></text:span><text:span text:style-name="_5b_RPG_5d_Kiemelt_20_kifejezés"><text:span text:style-name="T223"> </text:span></text:span><text:span text:style-name="_5b_RPG_5d_Kiemelt_20_kifejezés"><text:span text:style-name="T227">9</text:span></text:span><text:span text:style-name="_5b_RPG_5d_Kiemelt_20_kifejezés"><text:span text:style-name="T223"> <text:s/></text:span></text:span><text:span text:style-name="_5b_RPG_5d_Kiemelt_20_kifejezés"><text:span text:style-name="T232">(</text:span></text:span><text:span text:style-name="_5b_RPG_5d_Kiemelt_20_kifejezés"><text:span text:style-name="T227">3</text:span></text:span><text:span text:style-name="_5b_RPG_5d_Kiemelt_20_kifejezés"><text:span text:style-name="T232"> x 3)</text:span></text:span></text:p>
      <text:p text:style-name="P163"/>
      <text:p text:style-name="P164"><text:span text:style-name="T233">3</text:span><text:span text:style-name="T234"><text:tab/>→ <text:s text:c="2"/></text:span><text:span text:style-name="T208">3</text:span><text:span text:style-name="T234"> <text:s/>(gyorsan mozgó) + 0 (normál méret) + (0) jól látható</text:span><text:line-break/><text:span text:style-name="T235">3</text:span><text:span text:style-name="T234"> (Cella)<text:tab/>→ </text:span><text:span text:style-name="T236">1</text:span><text:span text:style-name="T237">4</text:span><text:span text:style-name="T236"> </text:span><text:span text:style-name="T235">(</text:span><text:span text:style-name="T238">távolság) </text:span><text:span text:style-name="T236">/ 5 </text:span><text:span text:style-name="T235">(</text:span><text:span text:style-name="T238">nyílpuska Osztó) ↑</text:span></text:p>
      <text:p text:style-name="P165"/>
      <text:p text:style-name="P166"/>
      <text:p text:style-name="P166"/>
      <text:p text:style-name="P167"><text:span text:style-name="T239">III</text:span><text:span text:style-name="T240">. </text:span><text:span text:style-name="T241">Célzó dobás: <text:s/></text:span><text:span text:style-name="T2">(</text:span><text:span text:style-name="T233">2</text:span><text:span text:style-name="T2">+k</text:span><text:span text:style-name="T236">20</text:span><text:span text:style-name="T2">) <text:s/>vs <text:s/></text:span><text:span text:style-name="T233">9</text:span></text:p>
      <text:p text:style-name="P168"><text:span text:style-name="_5b_RPG_5d__20_Kiemelt_20_kifejezés"><text:span text:style-name="T101"/></text:span></text:p>
      <text:p text:style-name="P169"><text:span text:style-name="_5b_RPG_5d__20_Kiemelt_20_kifejezés"><text:span text:style-name="T101">azaz ha Tetves legalább </text:span></text:span><text:span text:style-name="_5b_RPG_5d__20_Kiemelt_20_kifejezés"><text:span text:style-name="T195">7</text:span></text:span><text:span text:style-name="_5b_RPG_5d__20_Kiemelt_20_kifejezés"><text:span text:style-name="T101">-</text:span></text:span><text:span text:style-name="_5b_RPG_5d__20_Kiemelt_20_kifejezés"><text:span text:style-name="T195">e</text:span></text:span><text:span text:style-name="_5b_RPG_5d__20_Kiemelt_20_kifejezés"><text:span text:style-name="T101">t dob, akkor találatot ér el.</text:span></text:span></text:p>
      <text:p text:style-name="P169"><text:span text:style-name="_5b_RPG_5d__20_Kiemelt_20_kifejezés"><text:span text:style-name="T101">Dob </text:span></text:span><text:span text:style-name="_5b_RPG_5d__20_Kiemelt_20_kifejezés"><text:span text:style-name="T242">k20</text:span></text:span><text:span text:style-name="_5b_RPG_5d__20_Kiemelt_20_kifejezés"><text:span text:style-name="T101">-</text:span></text:span><text:span text:style-name="_5b_RPG_5d__20_Kiemelt_20_kifejezés"><text:span text:style-name="T242">sz</text:span></text:span><text:span text:style-name="_5b_RPG_5d__20_Kiemelt_20_kifejezés"><text:span text:style-name="T101">al, az eredmény </text:span></text:span><text:span text:style-name="_5b_RPG_5d__20_Kiemelt_20_kifejezés"><text:span text:style-name="T242">9</text:span></text:span><text:span text:style-name="_5b_RPG_5d__20_Kiemelt_20_kifejezés"><text:span text:style-name="T101">.</text:span></text:span></text:p>
      <text:p text:style-name="P168"><text:span text:style-name="_5b_RPG_5d__20_Kiemelt_20_kifejezés"><text:span text:style-name="T243"/></text:span></text:p>
      <text:p text:style-name="P170"><text:span text:style-name="_5b_RPG_5d__20_Kiemelt_20_kifejezés"><text:span text:style-name="T101">Σ CÉ = </text:span></text:span><text:span text:style-name="_5b_RPG_5d__20_Kiemelt_20_kifejezés"><text:span text:style-name="T195">2</text:span></text:span><text:span text:style-name="_5b_RPG_5d__20_Kiemelt_20_kifejezés"><text:span text:style-name="T242">+9</text:span></text:span><text:span text:style-name="_5b_RPG_5d__20_Kiemelt_20_kifejezés"><text:span text:style-name="T101"> = </text:span></text:span><text:span text:style-name="_5b_RPG_5d__20_Kiemelt_20_kifejezés"><text:span text:style-name="T242">1</text:span></text:span><text:span text:style-name="_5b_RPG_5d__20_Kiemelt_20_kifejezés"><text:span text:style-name="T195">1</text:span></text:span></text:p>
      <text:p text:style-name="P170"><text:span text:style-name="_5b_RPG_5d__20_Kiemelt_20_kifejezés"><text:span text:style-name="T101">tehát eltalálta a célt, dobhatja a sebzést. </text:span></text:span></text:p>
      <text:p text:style-name="P168"><text:span text:style-name="_5b_RPG_5d__20_Kiemelt_20_kifejezés"><text:span text:style-name="T10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04T11:07:21.822617700</dc:date>
    <meta:editing-cycles>141</meta:editing-cycles>
    <meta:editing-duration>PT14H5M49S</meta:editing-duration>
    <meta:print-date>2025-07-21T12:07:52.831005100</meta:print-date>
    <meta:printed-by>PDF files</meta:printed-by>
    <meta:document-statistic meta:table-count="14" meta:image-count="0" meta:object-count="0" meta:page-count="8" meta:paragraph-count="437" meta:word-count="1995" meta:character-count="13045" meta:non-whitespace-character-count="11320"/>
    <meta:user-defined meta:name="Információ 1"/>
    <meta:user-defined meta:name="Információ 2"/>
    <meta:user-defined meta:name="Információ 3"/>
    <meta:user-defined meta:name="Információ 4"/>
  </office:meta>
</office:document-meta>
</file>